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9.45pt"/>
    </style:style>
    <style:style style:name="co6" style:family="table-column">
      <style:table-column-properties fo:break-before="auto" style:column-width="60.46pt"/>
    </style:style>
    <style:style style:name="co7" style:family="table-column">
      <style:table-column-properties fo:break-before="auto" style:column-width="64.6pt"/>
    </style:style>
    <style:style style:name="co8" style:family="table-column">
      <style:table-column-properties fo:break-before="auto" style:column-width="659.11pt"/>
    </style:style>
    <style:style style:name="co9" style:family="table-column">
      <style:table-column-properties fo:break-before="auto" style:column-width="70.16pt"/>
    </style:style>
    <style:style style:name="co10" style:family="table-column">
      <style:table-column-properties fo:break-before="auto" style:column-width="100.01pt"/>
    </style:style>
    <style:style style:name="co11" style:family="table-column">
      <style:table-column-properties fo:break-before="auto" style:column-width="68.74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quot;Theoretical Computer Science&quot;;&quot;ORIE&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4"/>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4"/>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4"/>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table:formula="of:=FALSE()" office:value-type="float" office:value="0" calcext:value-type="float">
            <text:p>0</text:p>
          </table:table-cell>
          <table:table-cell table:style-name="ce8"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4"/>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4"/>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4"/>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 &lt;br/&gt;&lt;/br&gt;</text:p>
            <text:p>I will discuss joint work with Sylvia Serfaty which establishes these transitions rigorously. Our proof develops a new framework based on adaptive cluster expansions and electrostatic estimates.</text:p>
          </table:table-cell>
          <table:table-cell table:number-columns-repeated="1014"/>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4"/>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4"/>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able:table-cell>
          <table:table-cell table:number-columns-repeated="1014"/>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4"/>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9"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4"/>
        </table:table-row>
        <table:table-row table:style-name="ro1">
          <table:table-cell table:style-name="ce4" office:value-type="string" calcext:value-type="string">
            <text:p>Approaching moving targets</text:p>
          </table:table-cell>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lassical Blackwell asks whether a fixed target can be hit; we ask whether a moving target, one that adjusts to realized conditions, can be tracked, and show that the answer is governed by a Lipschitz condition: the target must not move faster than the decision maker can adjust.</text:p>
          </table:table-cell>
          <table:table-cell table:number-columns-repeated="1014"/>
        </table:table-row>
        <table:table-row table:style-name="ro1">
          <table:table-cell table:style-name="ce4" office:value-type="string" calcext:value-type="string">
            <text:p>Pinning in symmetrized geometric last passage percolation</text:p>
          </table:table-cell>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talk, I will discuss symmetrized geometric last passage percolation. This is a prototypical model in the half-space KPZ universality class that has a natural interpretation as a line ensemble (a collection of random continuous functions). The model depends on parameters , which control the background noise strength away from and at the boundary of the model, respectively. Depending on whether $c &lt; 1$ (subcritical), $c = 1$ (critical), or $c &gt; 1$ (supercritical), the model exhibits different asymptotic behavior, and I will discuss some recent progress in understanding this from a line ensemble perspective. Based on joint works with Das, Serio, Yang, and Zhou.</text:p>
          </table:table-cell>
          <table:table-cell table:number-columns-repeated="1014"/>
        </table:table-row>
        <table:table-row table:style-name="ro1">
          <table:table-cell table:style-name="ce4"/>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Zvi Goldfeld</text:p>
          </table:table-cell>
          <table:table-cell table:style-name="ce5" office:value-type="string" calcext:value-type="string">
            <text:p><text:a xlink:href="https://people.ece.cornell.edu/zivg/" xlink:type="simple">https://people.ece.cornell.edu/ziv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5-04" calcext:value-type="date">
            <text:p>04/05/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10" table:default-cell-style-name="Default"/>
        <table:table-column table:style-name="co11"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1" office:value-type="string" calcext:value-type="string">
            <text:p>Branching with a single point catalyst</text:p>
          </table:table-cell>
          <table:table-cell table:style-name="ce1" office:value-type="string" calcext:value-type="string">
            <text:p>Eugene Dynkin</text:p>
          </table:table-cell>
          <table:table-cell/>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07" calcext:value-type="date">
            <text:p>07/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Optimal drift for diffusions on $[0,1]$</text:p>
          </table:table-cell>
          <table:table-cell table:style-name="ce1" office:value-type="string" calcext:value-type="string">
            <text:p>Susan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14" calcext:value-type="date">
            <text:p>14/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oisson approximations to continuous security market models</text:p>
          </table:table-cell>
          <table:table-cell table:style-name="ce1" office:value-type="string" calcext:value-type="string">
            <text:p>Heike Dengler</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1" calcext:value-type="date">
            <text:p>21/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Finite and infinite systems of interacting diffusions</text:p>
          </table:table-cell>
          <table:table-cell table:style-name="ce1" office:value-type="string" calcext:value-type="string">
            <text:p>Ted Cox</text:p>
          </table:table-cell>
          <table:table-cell table:style-name="ce1"/>
          <table:table-cell table:style-name="ce1" office:value-type="string" calcext:value-type="string">
            <text:p>Syracus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8" calcext:value-type="date">
            <text:p>28/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symptotic behavior of basic contact process with rapid stirring</text:p>
          </table:table-cell>
          <table:table-cell table:style-name="ce1" office:value-type="string" calcext:value-type="string">
            <text:p>Norio Konno</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3-10-05" calcext:value-type="date">
            <text:p>05/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artingales, arbitrage and completeness</text:p>
          </table:table-cell>
          <table:table-cell table:style-name="ce1" office:value-type="string" calcext:value-type="string">
            <text:p>David Heath</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10-12" calcext:value-type="date">
            <text:p>12/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haracterizations of probability distributions by moment conditions</text:p>
          </table:table-cell>
          <table:table-cell table:style-name="ce1" office:value-type="string" calcext:value-type="string">
            <text:p>Michael Braverman</text:p>
          </table:table-cell>
          <table:table-cell table:style-name="ce1"/>
          <table:table-cell table:style-name="ce1" office:value-type="string" calcext:value-type="string">
            <text:p>Russian Academy of Sciences</text:p>
          </table:table-cell>
          <table:table-cell table:style-name="ce2" table:content-validation-name="val3" office:value-type="string" calcext:value-type="string">
            <text:p>Probability</text:p>
          </table:table-cell>
          <table:table-cell table:style-name="ce12" table:content-validation-name="val4" office:value-type="date" office:date-value="1993-10-19" calcext:value-type="date">
            <text:p>19/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oexistence for a catalytic surface reaction model</text:p>
          </table:table-cell>
          <table:table-cell table:style-name="ce1" office:value-type="string" calcext:value-type="string">
            <text:p>Claudia Neuhauser</text:p>
          </table:table-cell>
          <table:table-cell table:style-name="ce1"/>
          <table:table-cell table:style-name="ce1" office:value-type="string" calcext:value-type="string">
            <text:p>University of Wisconsin–Madison</text:p>
          </table:table-cell>
          <table:table-cell table:style-name="ce2" table:content-validation-name="val3" office:value-type="string" calcext:value-type="string">
            <text:p>Probability</text:p>
          </table:table-cell>
          <table:table-cell table:style-name="ce12" table:content-validation-name="val4" office:value-type="date" office:date-value="1993-11-02" calcext:value-type="date">
            <text:p>02/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Exponential integrability derived from Poincaré and logarithmic Sobolev inequalities</text:p>
          </table:table-cell>
          <table:table-cell table:style-name="ce1" office:value-type="string" calcext:value-type="string">
            <text:p>Shigeki Aida</text:p>
          </table:table-cell>
          <table:table-cell table:style-name="ce1"/>
          <table:table-cell table:style-name="ce1" office:value-type="string" calcext:value-type="string">
            <text:p>Tohoku University &amp; Massachusetts Institute of Technology</text:p>
          </table:table-cell>
          <table:table-cell table:style-name="ce2" table:content-validation-name="val3" office:value-type="string" calcext:value-type="string">
            <text:p>Probability</text:p>
          </table:table-cell>
          <table:table-cell table:style-name="ce12" table:content-validation-name="val4" office:value-type="date" office:date-value="1993-11-09" calcext:value-type="date">
            <text:p>09/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r$-majority action on $0 - 1$ sequences</text:p>
          </table:table-cell>
          <table:table-cell table:style-name="ce1" office:value-type="string" calcext:value-type="string">
            <text:p>Gadi Moran</text:p>
          </table:table-cell>
          <table:table-cell table:style-name="ce1"/>
          <table:table-cell table:style-name="ce1" office:value-type="string" calcext:value-type="string">
            <text:p>University of Haifa</text:p>
          </table:table-cell>
          <table:table-cell table:style-name="ce2" table:content-validation-name="val3" office:value-type="string" calcext:value-type="string">
            <text:p>Probability</text:p>
          </table:table-cell>
          <table:table-cell table:style-name="ce12" table:content-validation-name="val4" office:value-type="date" office:date-value="1994-01-25" calcext:value-type="date">
            <text:p>25/01/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flecting Brownian motions and their applications to Sobolev spaces</text:p>
          </table:table-cell>
          <table:table-cell table:style-name="ce1" office:value-type="string" calcext:value-type="string">
            <text:p>Zhen-Qing Chen</text:p>
          </table:table-cell>
          <table:table-cell table:style-name="ce1"/>
          <table:table-cell table:style-name="ce1"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12" table:content-validation-name="val4" office:value-type="date" office:date-value="1994-02-01" calcext:value-type="date">
            <text:p>01/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oment equations of probability measure-valued processes</text:p>
          </table:table-cell>
          <table:table-cell table:style-name="ce1" office:value-type="string" calcext:value-type="string">
            <text:p>Peter March</text:p>
          </table:table-cell>
          <table:table-cell table:style-name="ce1"/>
          <table:table-cell table:style-name="ce1" office:value-type="string" calcext:value-type="string">
            <text:p>The Ohio Stat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08" calcext:value-type="date">
            <text:p>08/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Limit theorems for Markov snakes</text:p>
          </table:table-cell>
          <table:table-cell table:style-name="ce1" office:value-type="string" calcext:value-type="string">
            <text:p>Sergei Kuznetsov</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2-15" calcext:value-type="date">
            <text:p>15/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Branching random walk with a critical branching part</text:p>
          </table:table-cell>
          <table:table-cell table:style-name="ce1" office:value-type="string" calcext:value-type="string">
            <text:p>Harry Kesten</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22" calcext:value-type="date">
            <text:p>22/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central limit theorem in $D[0,1]$ with some applications</text:p>
          </table:table-cell>
          <table:table-cell table:style-name="ce1" office:value-type="string" calcext:value-type="string">
            <text:p>Vygantas Paulauskas</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3-01" calcext:value-type="date">
            <text:p>01/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nomalous scaling in fluid mixing</text:p>
          </table:table-cell>
          <table:table-cell table:style-name="ce1" office:value-type="string" calcext:value-type="string">
            <text:p>Qiang Zhang</text:p>
          </table:table-cell>
          <table:table-cell table:style-name="ce1"/>
          <table:table-cell table:style-name="ce1" office:value-type="string" calcext:value-type="string">
            <text:p>Stony Brook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3-08" calcext:value-type="date">
            <text:p>08/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Droplet-driven relaxation of stochastic Ising model</text:p>
          </table:table-cell>
          <table:table-cell table:style-name="ce1" office:value-type="string" calcext:value-type="string">
            <text:p>Roberto Schonman</text:p>
          </table:table-cell>
          <table:table-cell table:style-name="ce1"/>
          <table:table-cell table:style-name="ce1"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12" table:content-validation-name="val4" office:value-type="date" office:date-value="1994-03-15" calcext:value-type="date">
            <text:p>15/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Greedy lattice animals</text:p>
          </table:table-cell>
          <table:table-cell table:style-name="ce1" office:value-type="string" calcext:value-type="string">
            <text:p>Sungchul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4-05" calcext:value-type="date">
            <text:p>05/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ercolation on hyperbolic graphs</text:p>
          </table:table-cell>
          <table:table-cell table:style-name="ce1" office:value-type="string" calcext:value-type="string">
            <text:p>Itai Benjamini</text:p>
          </table:table-cell>
          <table:table-cell table:style-name="ce1"/>
          <table:table-cell table:style-name="ce1"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12" table:content-validation-name="val4" office:value-type="date" office:date-value="1994-04-12" calcext:value-type="date">
            <text:p>12/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cursive self-similarity for random trees, random triangulations and Brownian excursion</text:p>
          </table:table-cell>
          <table:table-cell table:style-name="ce1" office:value-type="string" calcext:value-type="string">
            <text:p>David Aldous</text:p>
          </table:table-cell>
          <table:table-cell table:style-name="ce1"/>
          <table:table-cell table:style-name="ce1"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2" table:content-validation-name="val4" office:value-type="date" office:date-value="1994-04-19" calcext:value-type="date">
            <text:p>19/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09-05" calcext:value-type="date">
            <text:p>05/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uznetsov</text:p>
          </table:table-cell>
          <table:table-cell table:style-name="ce2"/>
          <table:table-cell table:style-name="ce2" office:value-type="string" calcext:value-type="string">
            <text:p>Cornell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4-09-12" calcext:value-type="date">
            <text:p>12/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3" office:value-type="string" calcext:value-type="string">
            <text:p>Probability</text:p>
          </table:table-cell>
          <table:table-cell table:style-name="ce6" table:content-validation-name="val4" office:value-type="date" office:date-value="1994-09-19" calcext:value-type="date">
            <text:p>19/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09-26" calcext:value-type="date">
            <text:p>26/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03" calcext:value-type="date">
            <text:p>03/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24" calcext:value-type="date">
            <text:p>24/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0-31" calcext:value-type="date">
            <text:p>31/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s for systems with moving boundaries</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4-11-07" calcext:value-type="date">
            <text:p>07/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14" calcext:value-type="date">
            <text:p>14/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1-21" calcext:value-type="date">
            <text:p>21/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28" calcext:value-type="date">
            <text:p>28/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06" calcext:value-type="date">
            <text:p>06/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13" calcext:value-type="date">
            <text:p>13/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5-02-20" calcext:value-type="date">
            <text:p>20/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27" calcext:value-type="date">
            <text:p>27/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3-06" calcext:value-type="date">
            <text:p>06/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3" office:value-type="string" calcext:value-type="string">
            <text:p>Probability</text:p>
          </table:table-cell>
          <table:table-cell table:style-name="ce6" table:content-validation-name="val4" office:value-type="date" office:date-value="1995-03-13" calcext:value-type="date">
            <text:p>13/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5-03-27" calcext:value-type="date">
            <text:p>27/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04-03" calcext:value-type="date">
            <text:p>03/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5-04-17" calcext:value-type="date">
            <text:p>17/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3" office:value-type="string" calcext:value-type="string">
            <text:p>Probability</text:p>
          </table:table-cell>
          <table:table-cell table:style-name="ce6" table:content-validation-name="val4" office:value-type="date" office:date-value="1995-04-24" calcext:value-type="date">
            <text:p>24/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ymmetrization, concentration inequality and $0-1$ laws for Lévy chao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1" calcext:value-type="date">
            <text:p>11/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witching stochastic systems: asymptotic results and applications</text:p>
          </table:table-cell>
          <table:table-cell table:style-name="ce2" office:value-type="string" calcext:value-type="string">
            <text:p>Vladimir Anisimov</text:p>
          </table:table-cell>
          <table:table-cell table:style-name="ce2"/>
          <table:table-cell table:style-name="ce2" office:value-type="string" calcext:value-type="string">
            <text:p>Kiev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8" calcext:value-type="date">
            <text:p>18/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tree random measur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25" calcext:value-type="date">
            <text:p>25/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ercolation of arbitrary words in $\{0,1\}^{\mathbb{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2" calcext:value-type="date">
            <text:p>02/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 of spectral gap for elliptic operators by coupling</text:p>
          </table:table-cell>
          <table:table-cell table:style-name="ce2" office:value-type="string" calcext:value-type="string">
            <text:p>Mu-Fa Chen</text:p>
          </table:table-cell>
          <table:table-cell table:style-name="ce2"/>
          <table:table-cell table:style-name="ce2" office:value-type="string" calcext:value-type="string">
            <text:p>Beijing Norma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9" calcext:value-type="date">
            <text:p>09/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positive solutions of $\Delta u=u^\alpha$ in a domain of $\mathbb{R}^d$ and on a Riemannian manifold</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16" calcext:value-type="date">
            <text:p>16/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inear additive functionals of superdiffusions and their application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23" calcext:value-type="date">
            <text:p>23/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eometric properties of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0-30" calcext:value-type="date">
            <text:p>30/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qualitative properties of stochastic partial differential equations</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1-06" calcext:value-type="date">
            <text:p>06/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lation equations: wavelets for probabilists</text:p>
          </table:table-cell>
          <table:table-cell table:style-name="ce2" office:value-type="string" calcext:value-type="string">
            <text:p>Richard Gundy</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13" calcext:value-type="date">
            <text:p>13/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all's transform via stochastic analysis</text:p>
          </table:table-cell>
          <table:table-cell table:style-name="ce2" office:value-type="string" calcext:value-type="string">
            <text:p>Leonard Gros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20" calcext:value-type="date">
            <text:p>20/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symptotic results for the branching exclusion process on $\mathbb{Z}^d$</text:p>
          </table:table-cell>
          <table:table-cell table:style-name="ce2" office:value-type="string" calcext:value-type="string">
            <text:p>Fabio Machado</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11-27" calcext:value-type="date">
            <text:p>27/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valued diffusion limits of the contact process with applications to asymptotics for critical valu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2-04" calcext:value-type="date">
            <text:p>04/1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arge deviations for the random field Kac model</text:p>
          </table:table-cell>
          <table:table-cell table:style-name="ce2" office:value-type="string" calcext:value-type="string">
            <text:p>Pierre Picco</text:p>
          </table:table-cell>
          <table:table-cell table:style-name="ce2"/>
          <table:table-cell table:style-name="ce2" office:value-type="string" calcext:value-type="string">
            <text:p>Centre de Physique Théorique CNRS Marseille</text:p>
          </table:table-cell>
          <table:table-cell table:style-name="ce2" table:content-validation-name="val3" office:value-type="string" calcext:value-type="string">
            <text:p>Probability</text:p>
          </table:table-cell>
          <table:table-cell table:style-name="ce6" table:content-validation-name="val4" office:value-type="date" office:date-value="1996-01-29" calcext:value-type="date">
            <text:p>29/0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stinguishing sceneries by observing them along a random walk path</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05" calcext:value-type="date">
            <text:p>05/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ochastic perturbations in curvature driven flows - variational approach</text:p>
          </table:table-cell>
          <table:table-cell table:style-name="ce2" office:value-type="string" calcext:value-type="string">
            <text:p>Nung Kwan Yip</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2" calcext:value-type="date">
            <text:p>12/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lative entropy and mixing properties of some infinite dimensional spaces</text:p>
          </table:table-cell>
          <table:table-cell table:style-name="ce2" office:value-type="string" calcext:value-type="string">
            <text:p>Alejandro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9" calcext:value-type="date">
            <text:p>19/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semilinear elliptic equations with nonlinear drift term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26" calcext:value-type="date">
            <text:p>26/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ong range dependence, heavy tails and renewal theorems</text:p>
          </table:table-cell>
          <table:table-cell table:style-name="ce2" office:value-type="string" calcext:value-type="string">
            <text:p>Gennady Samorodni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04" calcext:value-type="date">
            <text:p>04/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ttling the Yamada-Watanabe uniqueness result for different types of SPDEs</text:p>
          </table:table-cell>
          <table:table-cell table:style-name="ce2" office:value-type="string" calcext:value-type="string">
            <text:p>Hassan Alloub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11" calcext:value-type="date">
            <text:p>11/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pace-time Brownian motion, irregularity of boundary points and exit distributions</text:p>
          </table:table-cell>
          <table:table-cell table:style-name="ce2" office:value-type="string" calcext:value-type="string">
            <text:p>Pawel Kroeger</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6-03-25" calcext:value-type="date">
            <text:p>25/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perator limit distributions and semigroups</text:p>
          </table:table-cell>
          <table:table-cell table:style-name="ce2" office:value-type="string" calcext:value-type="string">
            <text:p>Zbigniew Jurek</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1996-04-01" calcext:value-type="date">
            <text:p>01/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stics, information theory and related inequalities</text:p>
          </table:table-cell>
          <table:table-cell table:style-name="ce2" office:value-type="string" calcext:value-type="string">
            <text:p>Johannes Kemperman</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15" calcext:value-type="date">
            <text:p>15/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pproximation of Brownian local time using the skeletal random walks</text:p>
          </table:table-cell>
          <table:table-cell table:style-name="ce2" office:value-type="string" calcext:value-type="string">
            <text:p>Frank Knight</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1996-04-22" calcext:value-type="date">
            <text:p>22/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rictly local martingales on models for securities prices</text:p>
          </table:table-cell>
          <table:table-cell table:style-name="ce2" office:value-type="string" calcext:value-type="string">
            <text:p>Carlos S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29" calcext:value-type="date">
            <text:p>29/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to equilibria for fluid models of FIFO queueing networks</text:p>
          </table:table-cell>
          <table:table-cell table:style-name="ce2" office:value-type="string" calcext:value-type="string">
            <text:p>Maury Bramson</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occupation time distributions for excursions of Lévy processes</text:p>
          </table:table-cell>
          <table:table-cell table:style-name="ce2" office:value-type="string" calcext:value-type="string">
            <text:p>Ron Getoo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samples in models with selection</text:p>
          </table:table-cell>
          <table:table-cell table:style-name="ce2" office:value-type="string" calcext:value-type="string">
            <text:p>Claudia Neuhauser</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CLT for dependent summands and applications to the anti-voter model and other models</text:p>
          </table:table-cell>
          <table:table-cell table:style-name="ce2" office:value-type="string" calcext:value-type="string">
            <text:p>Yosi Rinott</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9-09" calcext:value-type="date">
            <text:p>09/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martingale problems of turbulence, its prediction and optimal control</text:p>
          </table:table-cell>
          <table:table-cell table:style-name="ce2" office:value-type="string" calcext:value-type="string">
            <text:p>S. Srithan</text:p>
          </table:table-cell>
          <table:table-cell table:style-name="ce2"/>
          <table:table-cell table:style-name="ce2" office:value-type="string" calcext:value-type="string">
            <text:p>University of Colorado &amp; U.S. Navy</text:p>
          </table:table-cell>
          <table:table-cell table:style-name="ce2" table:content-validation-name="val3" office:value-type="string" calcext:value-type="string">
            <text:p>Probability</text:p>
          </table:table-cell>
          <table:table-cell table:style-name="ce6" table:content-validation-name="val4" office:value-type="date" office:date-value="1996-09-16" calcext:value-type="date">
            <text:p>16/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on infinite products</text:p>
          </table:table-cell>
          <table:table-cell table:style-name="ce2" office:value-type="string" calcext:value-type="string">
            <text:p>Laurent Saloff-Coste</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1996-09-30" calcext:value-type="date">
            <text:p>30/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reen's function estimates for alpha-stable processes in bounded domain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07" calcext:value-type="date">
            <text:p>07/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imer's inequality for disjoint occurence of event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1" calcext:value-type="date">
            <text:p>21/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on groups: strong stationary time approach</text:p>
          </table:table-cell>
          <table:table-cell table:style-name="ce2" office:value-type="string" calcext:value-type="string">
            <text:p>Igor Pak</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8" calcext:value-type="date">
            <text:p>28/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rates for some Monte Carlo Markov chains</text:p>
          </table:table-cell>
          <table:table-cell table:style-name="ce2" office:value-type="string" calcext:value-type="string">
            <text:p>C. R. Hwang</text:p>
          </table:table-cell>
          <table:table-cell table:style-name="ce2"/>
          <table:table-cell table:style-name="ce2" office:value-type="string" calcext:value-type="string">
            <text:p>Academia Sinica Taipei</text:p>
          </table:table-cell>
          <table:table-cell table:style-name="ce2" table:content-validation-name="val3" office:value-type="string" calcext:value-type="string">
            <text:p>Probability</text:p>
          </table:table-cell>
          <table:table-cell table:style-name="ce6" table:content-validation-name="val4" office:value-type="date" office:date-value="1996-11-04" calcext:value-type="date">
            <text:p>04/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spatial model for the abundance of specie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11" calcext:value-type="date">
            <text:p>11/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style-name="ce2" table:number-columns-repeated="20"/>
          <table:table-cell table:number-columns-repeated="994"/>
        </table:table-row>
        <table:table-row table:style-name="ro1">
          <table:table-cell table:style-name="ce2" office:value-type="string" calcext:value-type="string">
            <text:p>Intrinsic ultra-contractivity and conditional gauge for symmetric stable process</text:p>
          </table:table-cell>
          <table:table-cell table:style-name="ce2" office:value-type="string" calcext:value-type="string">
            <text:p>Ren-min Song</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1996-11-18" calcext:value-type="date">
            <text:p>18/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edator mediated coexistence</text:p>
          </table:table-cell>
          <table:table-cell table:style-name="ce2" office:value-type="string" calcext:value-type="string">
            <text:p>Nikhil Sha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25" calcext:value-type="date">
            <text:p>25/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problems arising from the study of DNA sequenc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2-02" calcext:value-type="date">
            <text:p>02/1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Blackwell optimality in Markov decision processes</text:p>
          </table:table-cell>
          <table:table-cell table:style-name="ce2" office:value-type="string" calcext:value-type="string">
            <text:p>Alexander Yushkevich</text:p>
          </table:table-cell>
          <table:table-cell table:style-name="ce2"/>
          <table:table-cell table:style-name="ce2" office:value-type="string" calcext:value-type="string">
            <text:p>University of North Carolin, Charlotte </text:p>
          </table:table-cell>
          <table:table-cell table:style-name="ce2" table:content-validation-name="val3" office:value-type="string" calcext:value-type="string">
            <text:p>Probability</text:p>
          </table:table-cell>
          <table:table-cell table:style-name="ce6" table:content-validation-name="val4" office:value-type="date" office:date-value="1997-01-27" calcext:value-type="date">
            <text:p>27/0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s on distance between two diffusion kernel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03" calcext:value-type="date">
            <text:p>03/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igenfunctions on Sierpiński lattices</text:p>
          </table:table-cell>
          <table:table-cell table:style-name="ce2" office:value-type="string" calcext:value-type="string">
            <text:p>Alexander Teplyae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0" calcext:value-type="date">
            <text:p>10/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s for measures</text:p>
          </table:table-cell>
          <table:table-cell table:style-name="ce2" office:value-type="string" calcext:value-type="string">
            <text:p>Persi Diaconis</text:p>
          </table:table-cell>
          <table:table-cell table:style-name="ce2"/>
          <table:table-cell table:style-name="ce2" office:value-type="string" calcext:value-type="string">
            <text:p>Cornell University &amp; 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7" calcext:value-type="date">
            <text:p>17/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in classical groups over finite fields</text:p>
          </table:table-cell>
          <table:table-cell table:style-name="ce2" office:value-type="string" calcext:value-type="string">
            <text:p>Jason Fulman</text:p>
          </table:table-cell>
          <table:table-cell table:style-name="ce2"/>
          <table:table-cell table:style-name="ce2" office:value-type="string" calcext:value-type="string">
            <text:p>Harvard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2-24" calcext:value-type="date">
            <text:p>24/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lf-organized criticality and the statistics of natural hazards</text:p>
          </table:table-cell>
          <table:table-cell table:style-name="ce2" office:value-type="string" calcext:value-type="string">
            <text:p>Donald Turcot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03" calcext:value-type="date">
            <text:p>03/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10" calcext:value-type="date">
            <text:p>10/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olar boundary sets for superdiffusions and removable lateral singularities for nonlinear parabolic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3-24" calcext:value-type="date">
            <text:p>24/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arles Stein's method for birth and death chains</text:p>
          </table:table-cell>
          <table:table-cell table:style-name="ce2" office:value-type="string" calcext:value-type="string">
            <text:p>Susan Holm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31" calcext:value-type="date">
            <text:p>31/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ynamical percolation</text:p>
          </table:table-cell>
          <table:table-cell table:style-name="ce2" office:value-type="string" calcext:value-type="string">
            <text:p>Jeff Steif</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07" calcext:value-type="date">
            <text:p>07/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isk measures for use in regulating financial institutions</text:p>
          </table:table-cell>
          <table:table-cell table:style-name="ce2" office:value-type="string" calcext:value-type="string">
            <text:p>David Heat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14" calcext:value-type="date">
            <text:p>14/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directed version of the Metropolis algorithm</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nonlinear PDEs arising from finance</text:p>
          </table:table-cell>
          <table:table-cell table:style-name="ce2" office:value-type="string" calcext:value-type="string">
            <text:p>Glen Swind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mpleteness of securities market models: an operator point of view</text:p>
          </table:table-cell>
          <table:table-cell table:style-name="ce2" office:value-type="string" calcext:value-type="string">
            <text:p>Robert Batti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8" calcext:value-type="date">
            <text:p>28/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and holomorphic functions on infinite dimensional groups</text:p>
          </table:table-cell>
          <table:table-cell table:style-name="ce2" office:value-type="string" calcext:value-type="string">
            <text:p>Maria Gordin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5-05" calcext:value-type="date">
            <text:p>05/05/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08" calcext:value-type="date">
            <text:p>08/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spatial stochastic model for sickle cell disease</text:p>
          </table:table-cell>
          <table:table-cell table:style-name="ce2" office:value-type="string" calcext:value-type="string">
            <text:p>Rinaldo Schinazi</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1997-09-15" calcext:value-type="date">
            <text:p>15/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examples of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2" calcext:value-type="date">
            <text:p>22/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9" calcext:value-type="date">
            <text:p>29/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 part II</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06" calcext:value-type="date">
            <text:p>06/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Zenos walk and iterated function systems</text:p>
          </table:table-cell>
          <table:table-cell table:style-name="ce2" office:value-type="string" calcext:value-type="string">
            <text:p>David Steinsaltz</text:p>
          </table:table-cell>
          <table:table-cell table:style-name="ce2"/>
          <table:table-cell table:style-name="ce2" office:value-type="string" calcext:value-type="string">
            <text:p>University of Berlin</text:p>
          </table:table-cell>
          <table:table-cell table:style-name="ce2" table:content-validation-name="val3" office:value-type="string" calcext:value-type="string">
            <text:p>Probability</text:p>
          </table:table-cell>
          <table:table-cell table:style-name="ce6" table:content-validation-name="val4" office:value-type="date" office:date-value="1997-10-13" calcext:value-type="date">
            <text:p>13/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emonic algorithms for efficient simulation of complex Markov chains</text:p>
          </table:table-cell>
          <table:table-cell table:style-name="ce2" office:value-type="string" calcext:value-type="string">
            <text:p>Thomas Y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0" calcext:value-type="date">
            <text:p>20/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ultiplicative cascades</text:p>
          </table:table-cell>
          <table:table-cell table:style-name="ce2" office:value-type="string" calcext:value-type="string">
            <text:p>Ed Weymeier</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7" calcext:value-type="date">
            <text:p>27/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Fibonacci sequences and the number $1.3198824\dotsc$</text:p>
          </table:table-cell>
          <table:table-cell table:style-name="ce2" office:value-type="string" calcext:value-type="string">
            <text:p>Divakar Viswanath,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03" calcext:value-type="date">
            <text:p>03/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0" calcext:value-type="date">
            <text:p>10/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 II</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7" calcext:value-type="date">
            <text:p>17/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t bodies</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1997-11-24" calcext:value-type="date">
            <text:p>24/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explain how system performance is affected by the interplay of averages in a fluid queue with long range dependence induced by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2-01" calcext:value-type="date">
            <text:p>01/1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rst passage distributions and reflected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1-26" calcext:value-type="date">
            <text:p>26/0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onstruction of a 3 color random scenery on $\mathbb{Z}$ seen along the path of a symmetric random walk</text:p>
          </table:table-cell>
          <table:table-cell table:style-name="ce2" office:value-type="string" calcext:value-type="string">
            <text:p>Heinrich Matzing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02" calcext:value-type="date">
            <text:p>02/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 principle for random walk in a quenched random environment in the low speed regime</text:p>
          </table:table-cell>
          <table:table-cell table:style-name="ce2" office:value-type="string" calcext:value-type="string">
            <text:p>Tobias Povel</text:p>
          </table:table-cell>
          <table:table-cell table:style-name="ce2"/>
          <table:table-cell table:style-name="ce2" office:value-type="string" calcext:value-type="string">
            <text:p>ETH Zürich &amp; 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8-02-09" calcext:value-type="date">
            <text:p>09/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solution for a parabolic stochastic PDE with boundary condition</text:p>
          </table:table-cell>
          <table:table-cell table:style-name="ce2" office:value-type="string" calcext:value-type="string">
            <text:p>Min K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16" calcext:value-type="date">
            <text:p>16/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duality approach to proving uniqueness</text:p>
          </table:table-cell>
          <table:table-cell table:style-name="ce2" office:value-type="string" calcext:value-type="string">
            <text:p>Leonid Mytnik</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1998-02-23" calcext:value-type="date">
            <text:p>23/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s of particle system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02" calcext:value-type="date">
            <text:p>02/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allel simulated annealing and genetic algorithms</text:p>
          </table:table-cell>
          <table:table-cell table:style-name="ce2" office:value-type="string" calcext:value-type="string">
            <text:p>Christian Meise,</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1998-03-09" calcext:value-type="date">
            <text:p>09/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sitive solutions of nonlinear PDE's: history and recent development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30" calcext:value-type="date">
            <text:p>30/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ne trace on the boundary for solutions of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06" calcext:value-type="date">
            <text:p>06/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istence of stationary distributions in reaction-diffusion processes via a hydrodynamic limit</text:p>
          </table:table-cell>
          <table:table-cell table:style-name="ce2" office:value-type="string" calcext:value-type="string">
            <text:p>Eknath Belbas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13" calcext:value-type="date">
            <text:p>13/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sting 'properties' using probability</text:p>
          </table:table-cell>
          <table:table-cell table:style-name="ce2" office:value-type="string" calcext:value-type="string">
            <text:p>Ronitt Rubinfel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0" calcext:value-type="date">
            <text:p>20/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w far apart are the trees in a uniform spanning forest?</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7" calcext:value-type="date">
            <text:p>27/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07" calcext:value-type="date">
            <text:p>07/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and ring theory</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14" calcext:value-type="date">
            <text:p>14/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When are multiple stochastic integrals independent?</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1" calcext:value-type="date">
            <text:p>21/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number of visited sites and exotic behaviors of random walks on Cayley graph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8" calcext:value-type="date">
            <text:p>28/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Brownian motion and Riemannian geometry</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05" calcext:value-type="date">
            <text:p>05/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the voter model</text:p>
          </table:table-cell>
          <table:table-cell table:style-name="ce2" office:value-type="string" calcext:value-type="string">
            <text:p>Jochen Geiger</text:p>
          </table:table-cell>
          <table:table-cell table:style-name="ce2"/>
          <table:table-cell table:style-name="ce2" office:value-type="string" calcext:value-type="string">
            <text:p>Goethe University Frankfurt</text:p>
          </table:table-cell>
          <table:table-cell table:style-name="ce2" table:content-validation-name="val3" office:value-type="string" calcext:value-type="string">
            <text:p>Probability</text:p>
          </table:table-cell>
          <table:table-cell table:style-name="ce13" table:content-validation-name="val4" office:value-type="date" office:date-value="1998-10-19" calcext:value-type="date">
            <text:p>19/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existence of attractive probability measures for iterated function systems</text:p>
          </table:table-cell>
          <table:table-cell table:style-name="ce2" office:value-type="string" calcext:value-type="string">
            <text:p>Radhu Zhara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26" calcext:value-type="date">
            <text:p>26/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xact sampling from Markov chains using coupling from the past</text:p>
          </table:table-cell>
          <table:table-cell table:style-name="ce2" office:value-type="string" calcext:value-type="string">
            <text:p>Mark Hu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2" calcext:value-type="date">
            <text:p>02/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Nonlinearly skewed Brownian motion</text:p>
          </table:table-cell>
          <table:table-cell table:style-name="ce2" office:value-type="string" calcext:value-type="string">
            <text:p>Haya Kaspi</text:p>
          </table:table-cell>
          <table:table-cell table:style-name="ce2"/>
          <table:table-cell table:style-name="ce2" office:value-type="string" calcext:value-type="string">
            <text:p>Technion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9" calcext:value-type="date">
            <text:p>09/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dically finite probability (an explanation for probabilists)</text:p>
          </table:table-cell>
          <table:table-cell table:style-name="ce2" office:value-type="string" calcext:value-type="string">
            <text:p>Walker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23" calcext:value-type="date">
            <text:p>23/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30" calcext:value-type="date">
            <text:p>30/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avy tail modeling in time series and telecommunications</text:p>
          </table:table-cell>
          <table:table-cell table:style-name="ce2" office:value-type="string" calcext:value-type="string">
            <text:p>Eric van den 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01" calcext:value-type="date">
            <text:p>01/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turn probabilities of simple random walk on percolation clusters</text:p>
          </table:table-cell>
          <table:table-cell table:style-name="ce2" office:value-type="string" calcext:value-type="string">
            <text:p>Chris Hoffman</text:p>
          </table:table-cell>
          <table:table-cell table:style-name="ce2"/>
          <table:table-cell table:style-name="ce2" office:value-type="string" calcext:value-type="string">
            <text:p>University of Maryland</text:p>
          </table:table-cell>
          <table:table-cell table:style-name="ce2" table:content-validation-name="val3" office:value-type="string" calcext:value-type="string">
            <text:p>Probability</text:p>
          </table:table-cell>
          <table:table-cell table:style-name="ce13" table:content-validation-name="val4" office:value-type="date" office:date-value="1999-02-08" calcext:value-type="date">
            <text:p>08/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spectrum of the generator of an infinite-dimensional diffusion</text:p>
          </table:table-cell>
          <table:table-cell table:style-name="ce2" office:value-type="string" calcext:value-type="string">
            <text:p>Yurii Suhov</text:p>
          </table:table-cell>
          <table:table-cell table:style-name="ce2"/>
          <table:table-cell table:style-name="ce2" office:value-type="string" calcext:value-type="string">
            <text:p>University of Cambridge &amp; University of California, Santa Barbara</text:p>
          </table:table-cell>
          <table:table-cell table:style-name="ce2" table:content-validation-name="val3" office:value-type="string" calcext:value-type="string">
            <text:p>Probability</text:p>
          </table:table-cell>
          <table:table-cell table:style-name="ce13" table:content-validation-name="val4" office:value-type="date" office:date-value="1999-02-15" calcext:value-type="date">
            <text:p>15/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lving stochastic parabolic differential equations with methods from white noise analysis</text:p>
          </table:table-cell>
          <table:table-cell table:style-name="ce2" office:value-type="string" calcext:value-type="string">
            <text:p>Thomas Deck</text:p>
          </table:table-cell>
          <table:table-cell table:style-name="ce2"/>
          <table:table-cell table:style-name="ce2" office:value-type="string" calcext:value-type="string">
            <text:p>University of Manheim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22" calcext:value-type="date">
            <text:p>22/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spanning trees of Cayley graphs and compactifications of groups</text:p>
          </table:table-cell>
          <table:table-cell table:style-name="ce2" office:value-type="string" calcext:value-type="string">
            <text:p>Steve Evan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3" table:content-validation-name="val4" office:value-type="date" office:date-value="1999-03-01" calcext:value-type="date">
            <text:p>01/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onary sequences with joint Poisson distributions</text:p>
          </table:table-cell>
          <table:table-cell table:style-name="ce2" office:value-type="string" calcext:value-type="string">
            <text:p>Gerard Letac</text:p>
          </table:table-cell>
          <table:table-cell table:style-name="ce2"/>
          <table:table-cell table:style-name="ce2" office:value-type="string" calcext:value-type="string">
            <text:p>University of Toulouse &amp; Pennsylvania Stat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08" calcext:value-type="date">
            <text:p>08/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oo Movies: Convergence of rescaled particle systems to measure-valued diffusio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15" calcext:value-type="date">
            <text:p>15/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cipient infinite clusters in percolation</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29" calcext:value-type="date">
            <text:p>29/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dging options with small transaction costs</text:p>
          </table:table-cell>
          <table:table-cell table:style-name="ce2" office:value-type="string" calcext:value-type="string">
            <text:p>Ilya G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05" calcext:value-type="date">
            <text:p>05/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ternal diffusion limited aggregation</text:p>
          </table:table-cell>
          <table:table-cell table:style-name="ce2" office:value-type="string" calcext:value-type="string">
            <text:p>Sebastien Blacher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12" calcext:value-type="date">
            <text:p>12/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generalized Ray-Knight theorem and the most visited site of a Lévy process</text:p>
          </table:table-cell>
          <table:table-cell table:style-name="ce2" office:value-type="string" calcext:value-type="string">
            <text:p>Michael Marcus</text:p>
          </table:table-cell>
          <table:table-cell table:style-name="ce2"/>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13" table:content-validation-name="val4" office:value-type="date" office:date-value="1999-04-19" calcext:value-type="date">
            <text:p>19/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nnihilating and coalescing random walk</text:p>
          </table:table-cell>
          <table:table-cell table:style-name="ce2" office:value-type="string" calcext:value-type="string">
            <text:p>David Stephen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26" calcext:value-type="date">
            <text:p>26/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ampling from genetic mapping populations via stochastic optimization: applications, methods and results</text:p>
          </table:table-cell>
          <table:table-cell table:style-name="ce2" office:value-type="string" calcext:value-type="string">
            <text:p>Dan Brown and Todd Visi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5-03" calcext:value-type="date">
            <text:p>03/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functional central limit theorem for equilibrium paths of economic dynamics</text:p>
          </table:table-cell>
          <table:table-cell table:style-name="ce2" office:value-type="string" calcext:value-type="string">
            <text:p>Igor Evstigneev</text:p>
          </table:table-cell>
          <table:table-cell table:style-name="ce2"/>
          <table:table-cell table:style-name="ce2" office:value-type="string" calcext:value-type="string">
            <text:p>Central Mathematics and Economics Institute, Russian Academy of Moscow</text:p>
          </table:table-cell>
          <table:table-cell table:style-name="ce2" table:content-validation-name="val3" office:value-type="string" calcext:value-type="string">
            <text:p>Probability</text:p>
          </table:table-cell>
          <table:table-cell table:style-name="ce13" table:content-validation-name="val4" office:value-type="date" office:date-value="1999-05-10" calcext:value-type="date">
            <text:p>10/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FO queue in heavy traffic, branching and measure-valued processe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06" calcext:value-type="date">
            <text:p>06/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invariance of heat kernel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9-09-13" calcext:value-type="date">
            <text:p>13/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versity, stability and coexistence in competitive multispecies models</text:p>
          </table:table-cell>
          <table:table-cell table:style-name="ce2" office:value-type="string" calcext:value-type="string">
            <text:p>Claudia Neuhauser</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09-20" calcext:value-type="date">
            <text:p>20/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is the support that an attractive probability (measure) gets?</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27" calcext:value-type="date">
            <text:p>27/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 of fluid models to recurrence and central limits for queueing networks</text:p>
          </table:table-cell>
          <table:table-cell table:style-name="ce2" office:value-type="string" calcext:value-type="string">
            <text:p>Maury Bram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10-04" calcext:value-type="date">
            <text:p>04/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vasion percolation cluster</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0-18" calcext:value-type="date">
            <text:p>18/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1" calcext:value-type="date">
            <text:p>01/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 equivalence of statistical experiments</text:p>
          </table:table-cell>
          <table:table-cell table:style-name="ce2" office:value-type="string" calcext:value-type="string">
            <text:p>Michael Nussb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8" calcext:value-type="date">
            <text:p>08/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tential kernel and hitting distribution of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15" calcext:value-type="date">
            <text:p>15/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finite source Poisson model for data communications</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2" calcext:value-type="date">
            <text:p>22/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s for random permutations</text:p>
          </table:table-cell>
          <table:table-cell table:style-name="ce2" office:value-type="string" calcext:value-type="string">
            <text:p>Percy Deift</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9" calcext:value-type="date">
            <text:p>29/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oran model (work of Aldous)</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1-31" calcext:value-type="date">
            <text:p>31/0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aring heat kernel and pinned Wiener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0-02-07" calcext:value-type="date">
            <text:p>07/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asymptotics in Dirichlet spaces</text:p>
          </table:table-cell>
          <table:table-cell table:style-name="ce2" office:value-type="string" calcext:value-type="string">
            <text:p>Jose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14" calcext:value-type="date">
            <text:p>14/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analysis on configuration spaces</text:p>
          </table:table-cell>
          <table:table-cell table:style-name="ce2" office:value-type="string" calcext:value-type="string">
            <text:p>Yuri Kondratiev</text:p>
          </table:table-cell>
          <table:table-cell table:style-name="ce2"/>
          <table:table-cell table:style-name="ce2" office:value-type="string" calcext:value-type="string">
            <text:p>Bon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21" calcext:value-type="date">
            <text:p>21/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nal diffusion limited aggregation on hypercubic lattices</text:p>
          </table:table-cell>
          <table:table-cell table:style-name="ce2" office:value-type="string" calcext:value-type="string">
            <text:p>Sebastien Blachere</text:p>
          </table:table-cell>
          <table:table-cell table:style-name="ce2"/>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00-02-28" calcext:value-type="date">
            <text:p>28/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asymptotics of the range of random walks</text:p>
          </table:table-cell>
          <table:table-cell table:style-name="ce2" office:value-type="string" calcext:value-type="string">
            <text:p>Yuji Hamana</text:p>
          </table:table-cell>
          <table:table-cell table:style-name="ce2"/>
          <table:table-cell table:style-name="ce2" office:value-type="string" calcext:value-type="string">
            <text:p>Kyushu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06" calcext:value-type="date">
            <text:p>06/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lliptic diffusions on infinite products</text:p>
          </table:table-cell>
          <table:table-cell table:style-name="ce2" office:value-type="string" calcext:value-type="string">
            <text:p>Alexander Bendikov</text:p>
          </table:table-cell>
          <table:table-cell table:style-name="ce2"/>
          <table:table-cell table:style-name="ce2" office:value-type="string" calcext:value-type="string">
            <text:p>University of Erlangen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13" calcext:value-type="date">
            <text:p>13/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screpancy metric and random walks by irrational rotation</text:p>
          </table:table-cell>
          <table:table-cell table:style-name="ce2" office:value-type="string" calcext:value-type="string">
            <text:p>Francis Su</text:p>
          </table:table-cell>
          <table:table-cell table:style-name="ce2"/>
          <table:table-cell table:style-name="ce2" office:value-type="string" calcext:value-type="string">
            <text:p>Harvey Mudd Colleg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27" calcext:value-type="date">
            <text:p>27/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does the support tell us about the uniqueness of the invariant probability measure?</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03" calcext:value-type="date">
            <text:p>03/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nsion percolation</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10" calcext:value-type="date">
            <text:p>10/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persion for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0-04-17" calcext:value-type="date">
            <text:p>17/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ootstrap percolation of iterated convex hulls</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24" calcext:value-type="date">
            <text:p>24/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lauber dynamics at zero temperature</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0-05-01" calcext:value-type="date">
            <text:p>01/05/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atial branching models under the palm distribution: how to bring into focus the exceptional 'surviving mass'?</text:p>
          </table:table-cell>
          <table:table-cell table:style-name="ce2" office:value-type="string" calcext:value-type="string">
            <text:p>Anita Winter</text:p>
          </table:table-cell>
          <table:table-cell table:style-name="ce2"/>
          <table:table-cell table:style-name="ce2" office:value-type="string" calcext:value-type="string">
            <text:p>University of Erlangen</text:p>
          </table:table-cell>
          <table:table-cell table:style-name="ce2" table:content-validation-name="val3" office:value-type="string" calcext:value-type="string">
            <text:p>Probability</text:p>
          </table:table-cell>
          <table:table-cell table:style-name="ce6" table:content-validation-name="val4" office:value-type="date" office:date-value="2000-09-04" calcext:value-type="date">
            <text:p>04/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dentifying the Poisson boundary of random walks on graphs</text:p>
          </table:table-cell>
          <table:table-cell table:style-name="ce2" office:value-type="string" calcext:value-type="string">
            <text:p>Wolfgang Woess</text:p>
          </table:table-cell>
          <table:table-cell table:style-name="ce2"/>
          <table:table-cell table:style-name="ce2" office:value-type="string" calcext:value-type="string">
            <text:p>Technische Universitaet Graz</text:p>
          </table:table-cell>
          <table:table-cell table:style-name="ce2" table:content-validation-name="val3" office:value-type="string" calcext:value-type="string">
            <text:p>Probability</text:p>
          </table:table-cell>
          <table:table-cell table:style-name="ce6" table:content-validation-name="val4" office:value-type="date" office:date-value="2000-09-11" calcext:value-type="date">
            <text:p>11/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ponential decay of positivity preserving semigroups on $L^p$</text:p>
          </table:table-cell>
          <table:table-cell table:style-name="ce2" office:value-type="string" calcext:value-type="string">
            <text:p>Masanori Hino</text:p>
          </table:table-cell>
          <table:table-cell table:style-name="ce2"/>
          <table:table-cell table:style-name="ce2" office:value-type="string" calcext:value-type="string">
            <text:p>Kyoto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18" calcext:value-type="date">
            <text:p>18/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hedging in incomplete markets</text:p>
          </table:table-cell>
          <table:table-cell table:style-name="ce2" office:value-type="string" calcext:value-type="string">
            <text:p>Phil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25" calcext:value-type="date">
            <text:p>25/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logistic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02" calcext:value-type="date">
            <text:p>02/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d constraints on the Bethe lattice</text:p>
          </table:table-cell>
          <table:table-cell table:style-name="ce2" office:value-type="string" calcext:value-type="string">
            <text:p>Peter Winkler</text:p>
          </table:table-cell>
          <table:table-cell table:style-name="ce2"/>
          <table:table-cell table:style-name="ce2" office:value-type="string" calcext:value-type="string">
            <text:p>Bell Labs</text:p>
          </table:table-cell>
          <table:table-cell table:style-name="ce2" table:content-validation-name="val3" office:value-type="string" calcext:value-type="string">
            <text:p>Probability</text:p>
          </table:table-cell>
          <table:table-cell table:style-name="ce6" table:content-validation-name="val4" office:value-type="date" office:date-value="2000-10-16" calcext:value-type="date">
            <text:p>16/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ttracting edge property for a class of reinforced random walk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23" calcext:value-type="date">
            <text:p>23/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chains and degenerate stochastic differential equations</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0-10-30" calcext:value-type="date">
            <text:p>30/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athematical model for traffic jams: some results and conjectures</text:p>
          </table:table-cell>
          <table:table-cell table:style-name="ce2" office:value-type="string" calcext:value-type="string">
            <text:p>David Griffeat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0-11-06" calcext:value-type="date">
            <text:p>06/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ange intervals of a stochastic process and long range dependence</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13" calcext:value-type="date">
            <text:p>13/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new results for the stepping stone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20" calcext:value-type="date">
            <text:p>20/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iterated function systems</text:p>
          </table:table-cell>
          <table:table-cell table:style-name="ce2" office:value-type="string" calcext:value-type="string">
            <text:p>Orjan Stenflo</text:p>
          </table:table-cell>
          <table:table-cell table:style-name="ce2"/>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0-11-27" calcext:value-type="date">
            <text:p>27/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finite dimensional Langevin equations: uniqueness and rate of convergence for finite dimensional approximations</text:p>
          </table:table-cell>
          <table:table-cell table:style-name="ce2" office:value-type="string" calcext:value-type="string">
            <text:p>Sigurd Assing</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0-12-04" calcext:value-type="date">
            <text:p>04/1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 on wreath product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1-29" calcext:value-type="date">
            <text:p>29/0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wer bound for convergence in total variation: D. Wilson's lemm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05" calcext:value-type="date">
            <text:p>05/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y for random sequential packing</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12" calcext:value-type="date">
            <text:p>12/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ditioned super Brownian motion</text:p>
          </table:table-cell>
          <table:table-cell table:style-name="ce2" office:value-type="string" calcext:value-type="string">
            <text:p>Tom Salisbury</text:p>
          </table:table-cell>
          <table:table-cell table:style-name="ce2"/>
          <table:table-cell table:style-name="ce2" office:value-type="string" calcext:value-type="string">
            <text:p>York University, Canada</text:p>
          </table:table-cell>
          <table:table-cell table:style-name="ce2" table:content-validation-name="val3" office:value-type="string" calcext:value-type="string">
            <text:p>Probability</text:p>
          </table:table-cell>
          <table:table-cell table:style-name="ce6" table:content-validation-name="val4" office:value-type="date" office:date-value="2001-02-19" calcext:value-type="date">
            <text:p>19/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erm Gaussian behavior of reversible processe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26" calcext:value-type="date">
            <text:p>26/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random convex compact sets in Banach spaces</text:p>
          </table:table-cell>
          <table:table-cell table:style-name="ce2" office:value-type="string" calcext:value-type="string">
            <text:p>Vygantas Paulauskas</text:p>
          </table:table-cell>
          <table:table-cell table:style-name="ce2"/>
          <table:table-cell table:style-name="ce2" office:value-type="string" calcext:value-type="string">
            <text:p>Vilnius University &amp; 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05" calcext:value-type="date">
            <text:p>05/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st graphs for the random walker</text:p>
          </table:table-cell>
          <table:table-cell table:style-name="ce2" office:value-type="string" calcext:value-type="string">
            <text:p>Balint Virag</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12" calcext:value-type="date">
            <text:p>12/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behavior of Brownian motion on compact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3-26" calcext:value-type="date">
            <text:p>26/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 of stochastic dynamics in classical continuous systems</text:p>
          </table:table-cell>
          <table:table-cell table:style-name="ce2" office:value-type="string" calcext:value-type="string">
            <text:p>Martin Grothaus</text:p>
          </table:table-cell>
          <table:table-cell table:style-name="ce2"/>
          <table:table-cell table:style-name="ce2" office:value-type="string" calcext:value-type="string">
            <text:p>University of Bonn &amp; 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1-04-02" calcext:value-type="date">
            <text:p>02/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s on finitely generated groups</text:p>
          </table:table-cell>
          <table:table-cell table:style-name="ce2" office:value-type="string" calcext:value-type="string">
            <text:p>Christophe Pittet</text:p>
          </table:table-cell>
          <table:table-cell table:style-name="ce2"/>
          <table:table-cell table:style-name="ce2" office:value-type="string" calcext:value-type="string">
            <text:p>University of Toulous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4-09" calcext:value-type="date">
            <text:p>09/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in a random environment</text:p>
          </table:table-cell>
          <table:table-cell table:style-name="ce2" office:value-type="string" calcext:value-type="string">
            <text:p>Harold Widom</text:p>
          </table:table-cell>
          <table:table-cell table:style-name="ce2"/>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6" table:content-validation-name="val4" office:value-type="date" office:date-value="2001-04-16" calcext:value-type="date">
            <text:p>16/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ixing properties for mechanical motion of a charged particle in a random medium</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1-04-23" calcext:value-type="date">
            <text:p>23/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s of the continuous-time ballot theorem to Brownian excursions and fragmentation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0" calcext:value-type="date">
            <text:p>10/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7" calcext:value-type="date">
            <text:p>17/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mportance sampling with non-equivalent measures</text:p>
          </table:table-cell>
          <table:table-cell table:style-name="ce2" office:value-type="string" calcext:value-type="string">
            <text:p>Jeremy St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24" calcext:value-type="date">
            <text:p>24/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grated Brownian motions and exact $L_2$-small balls</text:p>
          </table:table-cell>
          <table:table-cell table:style-name="ce2" office:value-type="string" calcext:value-type="string">
            <text:p>Jan Hannig</text:p>
          </table:table-cell>
          <table:table-cell table:style-name="ce2"/>
          <table:table-cell table:style-name="ce2" office:value-type="string" calcext:value-type="string">
            <text:p>Colorad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01" calcext:value-type="date">
            <text:p>01/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ynamics of the oil spill</text:p>
          </table:table-cell>
          <table:table-cell table:style-name="ce2" office:value-type="string" calcext:value-type="string">
            <text:p>Vadim Kaloshin</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10-15" calcext:value-type="date">
            <text:p>15/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eat kernel asymptotics on the lamplighter group</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22" calcext:value-type="date">
            <text:p>22/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chotomy problem for Gaussian measures on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05" calcext:value-type="date">
            <text:p>05/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lete financial markets with hidden arbitrage</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2" calcext:value-type="date">
            <text:p>12/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hreshold routing queueing system in heavy traffic</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9" calcext:value-type="date">
            <text:p>19/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tô-Skorohod formula for fractional Brownian motion</text:p>
          </table:table-cell>
          <table:table-cell table:style-name="ce2" office:value-type="string" calcext:value-type="string">
            <text:p>Arnaud de la Pradelle</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1-11-26" calcext:value-type="date">
            <text:p>26/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onexistence of a class of random variable generation schemes</text:p>
          </table:table-cell>
          <table:table-cell table:style-name="ce2" office:value-type="string" calcext:value-type="string">
            <text:p>Shane Hend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2-03" calcext:value-type="date">
            <text:p>03/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ean-field critical behavior for the contact process</text:p>
          </table:table-cell>
          <table:table-cell table:style-name="ce2" office:value-type="string" calcext:value-type="string">
            <text:p>Akira Saska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1-12-10" calcext:value-type="date">
            <text:p>10/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inforced random walks</text:p>
          </table:table-cell>
          <table:table-cell table:style-name="ce2" office:value-type="string" calcext:value-type="string">
            <text:p>Pierre Tarres</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02-01-28" calcext:value-type="date">
            <text:p>28/0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uffling chromosom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04" calcext:value-type="date">
            <text:p>04/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ricing American options with the Longstaff Schwartz algorithm</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11" calcext:value-type="date">
            <text:p>11/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calculus for some Gaussian processes</text:p>
          </table:table-cell>
          <table:table-cell table:style-name="ce2" office:value-type="string" calcext:value-type="string">
            <text:p>Zhongmin Qian</text:p>
          </table:table-cell>
          <table:table-cell table:style-name="ce2"/>
          <table:table-cell table:style-name="ce2" office:value-type="string" calcext:value-type="string">
            <text:p>Cornell University &amp; CNRS</text:p>
          </table:table-cell>
          <table:table-cell table:style-name="ce2" table:content-validation-name="val3" office:value-type="string" calcext:value-type="string">
            <text:p>Probability</text:p>
          </table:table-cell>
          <table:table-cell table:style-name="ce6" table:content-validation-name="val4" office:value-type="date" office:date-value="2002-02-25" calcext:value-type="date">
            <text:p>25/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scaling limit of loop-erased walk on the square lattic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04" calcext:value-type="date">
            <text:p>04/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estimation problems for GARCH model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2-03-11" calcext:value-type="date">
            <text:p>11/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ails of solutions of certain nonlinear stochastic differential equations driven by heavy tailed Lévy motion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25" calcext:value-type="date">
            <text:p>25/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of price equilibria of random economic systems</text:p>
          </table:table-cell>
          <table:table-cell table:style-name="ce2" office:value-type="string" calcext:value-type="string">
            <text:p>Esa Nummelin</text:p>
          </table:table-cell>
          <table:table-cell table:style-name="ce2"/>
          <table:table-cell table:style-name="ce2" office:value-type="string" calcext:value-type="string">
            <text:p>University of Helsinki</text:p>
          </table:table-cell>
          <table:table-cell table:style-name="ce2" table:content-validation-name="val3" office:value-type="string" calcext:value-type="string">
            <text:p>Probability</text:p>
          </table:table-cell>
          <table:table-cell table:style-name="ce6" table:content-validation-name="val4" office:value-type="date" office:date-value="2002-04-01" calcext:value-type="date">
            <text:p>01/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ethod of enlargement of obstacles</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08" calcext:value-type="date">
            <text:p>08/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fferential geometry of the space of probability measure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2-04-15" calcext:value-type="date">
            <text:p>15/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s on group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22" calcext:value-type="date">
            <text:p>22/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vergence from Boltzmann to Landau processes with soft potential and particle approximations</text:p>
          </table:table-cell>
          <table:table-cell table:style-name="ce2" office:value-type="string" calcext:value-type="string">
            <text:p>Sylvie Méléard</text:p>
          </table:table-cell>
          <table:table-cell table:style-name="ce2"/>
          <table:table-cell table:style-name="ce2" office:value-type="string" calcext:value-type="string">
            <text:p>Université Paris X</text:p>
          </table:table-cell>
          <table:table-cell table:style-name="ce2" table:content-validation-name="val3" office:value-type="string" calcext:value-type="string">
            <text:p>Probability</text:p>
          </table:table-cell>
          <table:table-cell table:style-name="ce6" table:content-validation-name="val4" office:value-type="date" office:date-value="2002-04-29" calcext:value-type="date">
            <text:p>29/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exit time of Brownian motion from unbounded domain</text:p>
          </table:table-cell>
          <table:table-cell table:style-name="ce2" office:value-type="string" calcext:value-type="string">
            <text:p>Wenbo V.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2-09-16" calcext:value-type="date">
            <text:p>16/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positive solutions of semilinear partial differential equat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23" calcext:value-type="date">
            <text:p>23/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ticles that interact with a "gas" of random walk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30" calcext:value-type="date">
            <text:p>30/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functional central limit theorem for the branching random walk</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0-07" calcext:value-type="date">
            <text:p>07/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yaunov exponent for the parabolic Anderson model</text:p>
          </table:table-cell>
          <table:table-cell table:style-name="ce2" office:value-type="string" calcext:value-type="string">
            <text:p>Michael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2-10-21" calcext:value-type="date">
            <text:p>21/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ruptible exact sampling in the passive case</text:p>
          </table:table-cell>
          <table:table-cell table:style-name="ce2" office:value-type="string" calcext:value-type="string">
            <text:p>Keith Crank</text:p>
          </table:table-cell>
          <table:table-cell table:style-name="ce2"/>
          <table:table-cell table:style-name="ce2" office:value-type="string" calcext:value-type="string">
            <text:p>National Science Foundation</text:p>
          </table:table-cell>
          <table:table-cell table:style-name="ce2" table:content-validation-name="val3" office:value-type="string" calcext:value-type="string">
            <text:p>Probability</text:p>
          </table:table-cell>
          <table:table-cell table:style-name="ce6" table:content-validation-name="val4" office:value-type="date" office:date-value="2002-10-28" calcext:value-type="date">
            <text:p>28/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Callaway—Hopcroft—Kleinberg—Newman—Strogatz percolation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04" calcext:value-type="date">
            <text:p>04/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motions on matrix groups</text:p>
          </table:table-cell>
          <table:table-cell table:style-name="ce2" office:value-type="string" calcext:value-type="string">
            <text:p>Gyula Pap</text:p>
          </table:table-cell>
          <table:table-cell table:style-name="ce2"/>
          <table:table-cell table:style-name="ce2" office:value-type="string" calcext:value-type="string">
            <text:p>Southern Illino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1" calcext:value-type="date">
            <text:p>11/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restriction propertie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8" calcext:value-type="date">
            <text:p>18/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ris irreducibility of iterates of random S-unimodal interval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25" calcext:value-type="date">
            <text:p>25/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Bochner type theorem for measures on configuration spaces</text:p>
          </table:table-cell>
          <table:table-cell table:style-name="ce2" office:value-type="string" calcext:value-type="string">
            <text:p>Tobias Kuna</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2-12-09" calcext:value-type="date">
            <text:p>09/1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volving sets and mixing</text:p>
          </table:table-cell>
          <table:table-cell table:style-name="ce2" office:value-type="string" calcext:value-type="string">
            <text:p>Ben Morri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creteness, noise and pattern formation in reactive systems</text:p>
          </table:table-cell>
          <table:table-cell table:style-name="ce2" office:value-type="string" calcext:value-type="string">
            <text:p>Nadav Shnerb</text:p>
          </table:table-cell>
          <table:table-cell table:style-name="ce2"/>
          <table:table-cell table:style-name="ce2" office:value-type="string" calcext:value-type="string">
            <text:p>Bar-Il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wave equation with a multiplicative noise term</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3-02-10" calcext:value-type="date">
            <text:p>10/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aussian random fields on manifolds</text:p>
          </table:table-cell>
          <table:table-cell table:style-name="ce2" office:value-type="string" calcext:value-type="string">
            <text:p>Robert Adler</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2-24" calcext:value-type="date">
            <text:p>24/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 soup</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03" calcext:value-type="date">
            <text:p>03/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roximating the effects of beneficial mutations by coalescents with multiple collision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10" calcext:value-type="date">
            <text:p>10/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alogies in the stepping stone model</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31" calcext:value-type="date">
            <text:p>31/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vity of two-dimensional lattice gas model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07" calcext:value-type="date">
            <text:p>07/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ging and slow diffusion in disordered media</text:p>
          </table:table-cell>
          <table:table-cell table:style-name="ce2" office:value-type="string" calcext:value-type="string">
            <text:p>Gérard Ben Arous</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14" calcext:value-type="date">
            <text:p>14/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the exclusion process</text:p>
          </table:table-cell>
          <table:table-cell table:style-name="ce2" office:value-type="string" calcext:value-type="string">
            <text:p>Paul Jung</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3-04-16" calcext:value-type="date">
            <text:p>16/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ubular recurrence</text:p>
          </table:table-cell>
          <table:table-cell table:style-name="ce2" office:value-type="string" calcext:value-type="string">
            <text:p>Mike Keane</text:p>
          </table:table-cell>
          <table:table-cell table:style-name="ce2"/>
          <table:table-cell table:style-name="ce2" office:value-type="string" calcext:value-type="string">
            <text:p>Wesley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21" calcext:value-type="date">
            <text:p>21/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 and fluctuation results for Hammersley's process</text:p>
          </table:table-cell>
          <table:table-cell table:style-name="ce2" office:value-type="string" calcext:value-type="string">
            <text:p>Timo Seppala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3-04-28" calcext:value-type="date">
            <text:p>28/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Vlada Limic</text:p>
          </table:table-cell>
          <table:table-cell table:style-name="ce2"/>
          <table:table-cell table:style-name="ce2" office:value-type="string" calcext:value-type="string">
            <text:p>University of British Columb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5-12" calcext:value-type="date">
            <text:p>12/05/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ent progress on nonlinear PDEs due to new results on superdiffus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15" calcext:value-type="date">
            <text:p>15/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gularity and irregularity of $(1 + \beta)$-stable super-Brownian motion</text:p>
          </table:table-cell>
          <table:table-cell table:style-name="ce2" office:value-type="string" calcext:value-type="string">
            <text:p>Leonid Mytnik</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9-24" calcext:value-type="date">
            <text:p>24/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Beurling estimate for random walk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29" calcext:value-type="date">
            <text:p>29/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ore rigorous results on the NK model</text:p>
          </table:table-cell>
          <table:table-cell table:style-name="ce2" office:value-type="string" calcext:value-type="string">
            <text:p>Robin Pemantle</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03-10-17" calcext:value-type="date">
            <text:p>1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ean field model for species abundance</text:p>
          </table:table-cell>
          <table:table-cell table:style-name="ce2" office:value-type="string" calcext:value-type="string">
            <text:p>Tom Pfaff</text:p>
          </table:table-cell>
          <table:table-cell table:style-name="ce2"/>
          <table:table-cell table:style-name="ce2" office:value-type="string" calcext:value-type="string">
            <text:p>Ithaca College</text:p>
          </table:table-cell>
          <table:table-cell table:style-name="ce2" table:content-validation-name="val3" office:value-type="string" calcext:value-type="string">
            <text:p>Probability</text:p>
          </table:table-cell>
          <table:table-cell table:style-name="ce6" table:content-validation-name="val4" office:value-type="date" office:date-value="2003-10-20" calcext:value-type="date">
            <text:p>20/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centration of permanent estimators for certain large matrices</text:p>
          </table:table-cell>
          <table:table-cell table:style-name="ce2" office:value-type="string" calcext:value-type="string">
            <text:p>Brian Rider</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0-27" calcext:value-type="date">
            <text:p>2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ipartite random graph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03" calcext:value-type="date">
            <text:p>03/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a model for the spread of an infectio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0" calcext:value-type="date">
            <text:p>10/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ility of sub-Gaussian heat kernel estimates and their applications to stochastic models</text:p>
          </table:table-cell>
          <table:table-cell table:style-name="ce2" office:value-type="string" calcext:value-type="string">
            <text:p>Takashi Kumagai</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7" calcext:value-type="date">
            <text:p>17/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cursion measure in the plane</text:p>
          </table:table-cell>
          <table:table-cell table:style-name="ce2" office:value-type="string" calcext:value-type="string">
            <text:p>Michael Kozdr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2-01" calcext:value-type="date">
            <text:p>01/1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s and conformal field theory</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02" calcext:value-type="date">
            <text:p>02/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luster swapping and domino tilings</text:p>
          </table:table-cell>
          <table:table-cell table:style-name="ce2" office:value-type="string" calcext:value-type="string">
            <text:p>Scott Sheffield</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4-02-06" calcext:value-type="date">
            <text:p>0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itting time of a half-line by a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16" calcext:value-type="date">
            <text:p>1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turn times of random walk on generalized random graphs</text:p>
          </table:table-cell>
          <table:table-cell table:style-name="ce2" office:value-type="string" calcext:value-type="string">
            <text:p>Naoki Matsuda</text:p>
          </table:table-cell>
          <table:table-cell table:style-name="ce2"/>
          <table:table-cell table:style-name="ce2" office:value-type="string" calcext:value-type="string">
            <text:p>University of Tokyo</text:p>
          </table:table-cell>
          <table:table-cell table:style-name="ce2" table:content-validation-name="val3" office:value-type="string" calcext:value-type="string">
            <text:p>Probability</text:p>
          </table:table-cell>
          <table:table-cell table:style-name="ce6" table:content-validation-name="val4" office:value-type="date" office:date-value="2004-02-23" calcext:value-type="date">
            <text:p>23/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genome rearrangement</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08" calcext:value-type="date">
            <text:p>08/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ew recipes for Brownian loop soup</text:p>
          </table:table-cell>
          <table:table-cell table:style-name="ce2" office:value-type="string" calcext:value-type="string">
            <text:p>Jose Trujillo-Ferrera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15" calcext:value-type="date">
            <text:p>15/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merican options and non-linear potential theory</text:p>
          </table:table-cell>
          <table:table-cell table:style-name="ce2" office:value-type="string" calcext:value-type="string">
            <text:p>Hans Föllmer</text:p>
          </table:table-cell>
          <table:table-cell table:style-name="ce2"/>
          <table:table-cell table:style-name="ce2" office:value-type="string" calcext:value-type="string">
            <text:p>Humboldt Universität</text:p>
          </table:table-cell>
          <table:table-cell table:style-name="ce2" table:content-validation-name="val3" office:value-type="string" calcext:value-type="string">
            <text:p>Probability</text:p>
          </table:table-cell>
          <table:table-cell table:style-name="ce6" table:content-validation-name="val4" office:value-type="date" office:date-value="2004-03-29" calcext:value-type="date">
            <text:p>29/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unting planar random walk holes</text:p>
          </table:table-cell>
          <table:table-cell table:style-name="ce2" office:value-type="string" calcext:value-type="string">
            <text:p>Christian Ben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05" calcext:value-type="date">
            <text:p>05/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mily size distributions for multitype Yule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19" calcext:value-type="date">
            <text:p>19/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large deviations control problem arising from risk management</text:p>
          </table:table-cell>
          <table:table-cell table:style-name="ce2" office:value-type="string" calcext:value-type="string">
            <text:p>Huyen Pham</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4-04-26" calcext:value-type="date">
            <text:p>26/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tka-Volterra models and super-Brownian motion</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4-05-03" calcext:value-type="date">
            <text:p>03/05/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wo-sided $\operatorname{SLE}_{8/3}$ and self-avoiding polygons in the plan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06" calcext:value-type="date">
            <text:p>06/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13" calcext:value-type="date">
            <text:p>13/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dial stochastic Loewner evolution in multiply connected domains</text:p>
          </table:table-cell>
          <table:table-cell table:style-name="ce2" office:value-type="string" calcext:value-type="string">
            <text:p>Robert Bauer</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04-09-20" calcext:value-type="date">
            <text:p>20/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oop-soups and conformal field theory</text:p>
          </table:table-cell>
          <table:table-cell table:style-name="ce2" office:value-type="string" calcext:value-type="string">
            <text:p>Wendelin Werner</text:p>
          </table:table-cell>
          <table:table-cell table:style-name="ce2"/>
          <table:table-cell table:style-name="ce2" office:value-type="string" calcext:value-type="string">
            <text:p>Université Paris-Sud Orsay</text:p>
          </table:table-cell>
          <table:table-cell table:style-name="ce2" table:content-validation-name="val3" office:value-type="string" calcext:value-type="string">
            <text:p>Probability</text:p>
          </table:table-cell>
          <table:table-cell table:style-name="ce6" table:content-validation-name="val4" office:value-type="date" office:date-value="2004-09-27" calcext:value-type="date">
            <text:p>27/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edges to the contact proces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04" calcext:value-type="date">
            <text:p>04/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iffusion limited aggregation and positive recurrence of Markov chain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18" calcext:value-type="date">
            <text:p>18/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alescent for a model with mutation and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4-10-25" calcext:value-type="date">
            <text:p>25/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anching random walk and incompressible Navier-Stokes equations</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01" calcext:value-type="date">
            <text:p>01/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full scaling limit of 2D critical percolation</text:p>
          </table:table-cell>
          <table:table-cell table:style-name="ce2" office:value-type="string" calcext:value-type="string">
            <text:p>Federico Camia</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4-11-15" calcext:value-type="date">
            <text:p>15/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ffusive estimates for a tagged particle in asymmetric zero-range systems</text:p>
          </table:table-cell>
          <table:table-cell table:style-name="ce2" office:value-type="string" calcext:value-type="string">
            <text:p>Sunder Sethuraman</text:p>
          </table:table-cell>
          <table:table-cell table:style-name="ce2"/>
          <table:table-cell table:style-name="ce2" office:value-type="string" calcext:value-type="string">
            <text:p>Iowa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2" calcext:value-type="date">
            <text:p>22/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urvival among traps on an infinite graph</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9" calcext:value-type="date">
            <text:p>29/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eterogeneous dispersion and skew diffusion</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1-31" calcext:value-type="date">
            <text:p>31/0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SAW walk</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07" calcext:value-type="date">
            <text:p>07/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s for top to bottom shuffles</text:p>
          </table:table-cell>
          <table:table-cell table:style-name="ce2" office:value-type="string" calcext:value-type="string">
            <text:p>Sharad Goe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14" calcext:value-type="date">
            <text:p>14/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lass of harmonic functions on the space of measures associated with a superdiffusion</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21" calcext:value-type="date">
            <text:p>21/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tractable complex network model</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5-02-28" calcext:value-type="date">
            <text:p>28/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ity of stable processe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07" calcext:value-type="date">
            <text:p>07/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GUE central limit theorem and universality of last passage percolation fluctuations in thin rectangles</text:p>
          </table:table-cell>
          <table:table-cell table:style-name="ce2" office:value-type="string" calcext:value-type="string">
            <text:p>Toufic Suid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14" calcext:value-type="date">
            <text:p>14/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all time behavior for beta-coalescents</text:p>
          </table:table-cell>
          <table:table-cell table:style-name="ce2" office:value-type="string" calcext:value-type="string">
            <text:p>Julien Berestycki</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5-03-28" calcext:value-type="date">
            <text:p>28/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olling system with 3 queues and 1 server is a.s. periodic when transient: dynamical and stochastic systems, and chaos</text:p>
          </table:table-cell>
          <table:table-cell table:style-name="ce2" office:value-type="string" calcext:value-type="string">
            <text:p>Stanislav Volkov</text:p>
          </table:table-cell>
          <table:table-cell table:style-name="ce2"/>
          <table:table-cell table:style-name="ce2" office:value-type="string" calcext:value-type="string">
            <text:p>University of Bristol</text:p>
          </table:table-cell>
          <table:table-cell table:style-name="ce2" table:content-validation-name="val3" office:value-type="string" calcext:value-type="string">
            <text:p>Probability</text:p>
          </table:table-cell>
          <table:table-cell table:style-name="ce6" table:content-validation-name="val4" office:value-type="date" office:date-value="2005-04-04" calcext:value-type="date">
            <text:p>04/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ch ado about a simple PDE</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4-11" calcext:value-type="date">
            <text:p>11/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litting and coalescence associated with skew Brownian motion</text:p>
          </table:table-cell>
          <table:table-cell table:style-name="ce2" office:value-type="string" calcext:value-type="string">
            <text:p>Haya Kaspi</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5-04-18" calcext:value-type="date">
            <text:p>18/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fe in a small world</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4-25" calcext:value-type="date">
            <text:p>25/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tremal behavior of stochastic integrals driven by multivariate regularly varying Lévy processes</text:p>
          </table:table-cell>
          <table:table-cell table:style-name="ce2" office:value-type="string" calcext:value-type="string">
            <text:p>Henrik Hult</text:p>
          </table:table-cell>
          <table:table-cell table:style-name="ce2"/>
          <table:table-cell table:style-name="ce2" office:value-type="string" calcext:value-type="string">
            <text:p>Roya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5-02" calcext:value-type="date">
            <text:p>02/05/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invariance and two-dimensional polymer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05" calcext:value-type="date">
            <text:p>05/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geometry of Loewner evolution</text:p>
          </table:table-cell>
          <table:table-cell table:style-name="ce2" office:value-type="string" calcext:value-type="string">
            <text:p>Joan Lin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2" calcext:value-type="date">
            <text:p>12/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cesses with inert drift</text:p>
          </table:table-cell>
          <table:table-cell table:style-name="ce2" office:value-type="string" calcext:value-type="string">
            <text:p>David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9" calcext:value-type="date">
            <text:p>19/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hung-type functional LIL for alpha-stable processes, and related invariance results</text:p>
          </table:table-cell>
          <table:table-cell table:style-name="ce2" office:value-type="string" calcext:value-type="string">
            <text:p>Josh Rusht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26" calcext:value-type="date">
            <text:p>26/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non-amenable graph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03" calcext:value-type="date">
            <text:p>03/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trees from catalytic population models</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17" calcext:value-type="date">
            <text:p>17/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randomized enclosure algorithm: Moore rejection sampling</text:p>
          </table:table-cell>
          <table:table-cell table:style-name="ce2" office:value-type="string" calcext:value-type="string">
            <text:p>Raazesh Sainudi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24" calcext:value-type="date">
            <text:p>24/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currents induced from stochastic line integrals</text:p>
          </table:table-cell>
          <table:table-cell table:style-name="ce2" office:value-type="string" calcext:value-type="string">
            <text:p>Kazumasa Kuwada</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31" calcext:value-type="date">
            <text:p>31/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caling limit of loop-erased random walk in three dimensions</text:p>
          </table:table-cell>
          <table:table-cell table:style-name="ce2" office:value-type="string" calcext:value-type="string">
            <text:p>Gady Kozma</text:p>
          </table:table-cell>
          <table:table-cell table:style-name="ce2"/>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05-11-07" calcext:value-type="date">
            <text:p>07/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mutation of Schramm-Loewner evolutions</text:p>
          </table:table-cell>
          <table:table-cell table:style-name="ce2" office:value-type="string" calcext:value-type="string">
            <text:p>Julien Dubedat</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05-11-11" calcext:value-type="date">
            <text:p>11/11/2005</text:p>
          </table:table-cell>
          <table:table-cell table:style-name="ce7" table:formula="of:=FALSE()" office:value-type="float" office:value="0" calcext:value-type="float">
            <text:p>0</text:p>
          </table:table-cell>
          <table:table-cell table:style-name="ce16" office:value-type="time" office:time-value="PT11H15M00S" calcext:value-type="time">
            <text:p>11: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ATCAAAG</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1-21" calcext:value-type="date">
            <text:p>21/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patial models for host-symbiont interactions</text:p>
          </table:table-cell>
          <table:table-cell table:style-name="ce2" office:value-type="string" calcext:value-type="string">
            <text:p>Nicolas Lanchier</text:p>
          </table:table-cell>
          <table:table-cell table:style-name="ce2"/>
          <table:table-cell table:style-name="ce2" office:value-type="string" calcext:value-type="string">
            <text:p>University of Rouen &amp; 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6-01-23" calcext:value-type="date">
            <text:p>23/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atial coalescents with multiple mergers</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Gaussian approximation of multivariate Lévy processes</text:p>
          </table:table-cell>
          <table:table-cell table:style-name="ce2" office:value-type="string" calcext:value-type="string">
            <text:p>Serge Cohen</text:p>
          </table:table-cell>
          <table:table-cell table:style-name="ce2"/>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in dynamic Markovian random environment</text:p>
          </table:table-cell>
          <table:table-cell table:style-name="ce2" office:value-type="string" calcext:value-type="string">
            <text:p>Antar Bandyopadhyay</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2-13" calcext:value-type="date">
            <text:p>13/02/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oupling and the Darling-Erdős conjectures</text:p>
          </table:table-cell>
          <table:table-cell table:style-name="ce2" office:value-type="string" calcext:value-type="string">
            <text:p>Davar Khoshnevisan</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6-02-16" calcext:value-type="date">
            <text:p>16/02/2006</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Renomalization of a stochastic Lotka-Voleterra model the two-dimensional case</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06" calcext:value-type="date">
            <text:p>06/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two-times differentiability of the value functions in the problem of optimal investment in incomplete markets</text:p>
          </table:table-cell>
          <table:table-cell table:style-name="ce2" office:value-type="string" calcext:value-type="string">
            <text:p>Mihai Sirb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10" calcext:value-type="date">
            <text:p>10/03/2006</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Large deviations for Brownian intersection local times and related problems</text:p>
          </table:table-cell>
          <table:table-cell table:style-name="ce2" office:value-type="string" calcext:value-type="string">
            <text:p>Xia Chen</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06-03-13" calcext:value-type="date">
            <text:p>13/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oop-erased random walk and the uniform spanning tree on the four-dimensional discrete toru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03-27" calcext:value-type="date">
            <text:p>27/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s of random trees from real-world networks</text:p>
          </table:table-cell>
          <table:table-cell table:style-name="ce2" office:value-type="string" calcext:value-type="string">
            <text:p>Benedek Valko</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6-04-03" calcext:value-type="date">
            <text:p>03/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hy cell biology needs mathematicians</text:p>
          </table:table-cell>
          <table:table-cell table:style-name="ce2" office:value-type="string" calcext:value-type="string">
            <text:p>Michael Reed</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0" calcext:value-type="date">
            <text:p>10/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 theory for some problems in geometric probability - an overview</text:p>
          </table:table-cell>
          <table:table-cell table:style-name="ce2" office:value-type="string" calcext:value-type="string">
            <text:p>Joe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7" calcext:value-type="date">
            <text:p>17/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porous media and fast diffusion equations</text:p>
          </table:table-cell>
          <table:table-cell table:style-name="ce2" office:value-type="string" calcext:value-type="string">
            <text:p>Michael Roeckner</text:p>
          </table:table-cell>
          <table:table-cell table:style-name="ce2"/>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24" calcext:value-type="date">
            <text:p>24/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og-Sobolev inequalities to Li-Yau's parabolic Harnack ones</text:p>
          </table:table-cell>
          <table:table-cell table:style-name="ce2" office:value-type="string" calcext:value-type="string">
            <text:p>Dominique Bakry</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2006-05-09" calcext:value-type="date">
            <text:p>09/05/2006</text:p>
          </table:table-cell>
          <table:table-cell table:style-name="ce7" table:formula="of:=FALSE()" office:value-type="float" office:value="0" calcext:value-type="float">
            <text:p>0</text:p>
          </table:table-cell>
          <table:table-cell table:style-name="ce16" office:value-type="time" office:time-value="PT13H30M00S" calcext:value-type="time">
            <text:p>13:30</text:p>
          </table:table-cell>
          <table:table-cell table:style-name="ce2" office:value-type="string" calcext:value-type="string">
            <text:p>Malott 207</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rating random group elements</text:p>
          </table:table-cell>
          <table:table-cell table:style-name="ce2" office:value-type="string" calcext:value-type="string">
            <text:p>Igor Pa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6-09-04" calcext:value-type="date">
            <text:p>04/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utational hardness via Gaussian isoperimetric inequalities</text:p>
          </table:table-cell>
          <table:table-cell table:style-name="ce2" office:value-type="string" calcext:value-type="string">
            <text:p>Elchanan Mossel</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09-11" calcext:value-type="date">
            <text:p>11/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Monte-Carlo approach for computing strategies with convex constraints</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9-18" calcext:value-type="date">
            <text:p>18/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results for sample autocovariance functions and extremes of generalized Ornstein-Uhlenbeck processes</text:p>
          </table:table-cell>
          <table:table-cell table:style-name="ce2" office:value-type="string" calcext:value-type="string">
            <text:p>Vicky Fasen</text:p>
          </table:table-cell>
          <table:table-cell table:style-name="ce2"/>
          <table:table-cell table:style-name="ce2" office:value-type="string" calcext:value-type="string">
            <text:p>Technische Universität München</text:p>
          </table:table-cell>
          <table:table-cell table:style-name="ce2" table:content-validation-name="val3" office:value-type="string" calcext:value-type="string">
            <text:p>Probability</text:p>
          </table:table-cell>
          <table:table-cell table:style-name="ce6" table:content-validation-name="val4" office:value-type="date" office:date-value="2006-09-25" calcext:value-type="date">
            <text:p>25/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egenerately forced stochastic PDEs: ergodicity and the spread of randomness</text:p>
          </table:table-cell>
          <table:table-cell table:style-name="ce2" office:value-type="string" calcext:value-type="string">
            <text:p>Jonathan Mattingly</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02" calcext:value-type="date">
            <text:p>02/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armonic embedding and random walk on infinite percolation cluster</text:p>
          </table:table-cell>
          <table:table-cell table:style-name="ce2" office:value-type="string" calcext:value-type="string">
            <text:p>Marek Biskup</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6-10-16" calcext:value-type="date">
            <text:p>16/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JM: A unified approach to dynamic models for fixed income, credit, and equity markets</text:p>
          </table:table-cell>
          <table:table-cell table:style-name="ce2" office:value-type="string" calcext:value-type="string">
            <text:p>Rene Carmon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23" calcext:value-type="date">
            <text:p>23/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 infinitesimal version of Stein's method of exchangeable pairs</text:p>
          </table:table-cell>
          <table:table-cell table:style-name="ce2" office:value-type="string" calcext:value-type="string">
            <text:p>Elizabeth Meckes</text:p>
          </table:table-cell>
          <table:table-cell table:style-name="ce2"/>
          <table:table-cell table:style-name="ce2" office:value-type="string" calcext:value-type="string">
            <text:p>American Institute of Mathematics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30" calcext:value-type="date">
            <text:p>30/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adcasting on trees: On the tightness of a bound of Kesten and Stigum</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11-06" calcext:value-type="date">
            <text:p>06/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 theory, abelian groups and extremes of stable random fields</text:p>
          </table:table-cell>
          <table:table-cell table:style-name="ce2" office:value-type="string" calcext:value-type="string">
            <text:p>Parthanil Ro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13" calcext:value-type="date">
            <text:p>13/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tation patterns in populations with large family size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11-20" calcext:value-type="date">
            <text:p>20/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leteness and incompleteness of markets through the lens of option pric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27" calcext:value-type="date">
            <text:p>27/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ut-off phenomenon for birth and death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1-29" calcext:value-type="date">
            <text:p>29/0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oter models with heterozygosity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7-02-12" calcext:value-type="date">
            <text:p>12/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matrices and geometric functional analysis</text:p>
          </table:table-cell>
          <table:table-cell table:style-name="ce2" office:value-type="string" calcext:value-type="string">
            <text:p>Mark Meckes</text:p>
          </table:table-cell>
          <table:table-cell table:style-name="ce2"/>
          <table:table-cell table:style-name="ce2" office:value-type="string" calcext:value-type="string">
            <text:p>Case Western Reserv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19" calcext:value-type="date">
            <text:p>19/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ails of infinite sum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26" calcext:value-type="date">
            <text:p>26/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properties of the Green distance on discrete groups</text:p>
          </table:table-cell>
          <table:table-cell table:style-name="ce2" office:value-type="string" calcext:value-type="string">
            <text:p>Sebastien Blachere</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7-03-05" calcext:value-type="date">
            <text:p>05/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degenerate diffusions arising from the study of gene duplication</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3-12" calcext:value-type="date">
            <text:p>12/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in glasses and Stein’s method</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03-26" calcext:value-type="date">
            <text:p>26/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2$-cutoff for finite Markov chains</text:p>
          </table:table-cell>
          <table:table-cell table:style-name="ce2" office:value-type="string" calcext:value-type="string">
            <text:p>Guan-Yu Chen</text:p>
          </table:table-cell>
          <table:table-cell table:style-name="ce2"/>
          <table:table-cell table:style-name="ce2" office:value-type="string" calcext:value-type="string">
            <text:p>National Tsing Hu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2" calcext:value-type="date">
            <text:p>02/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on the incipient infinite cluster for oriented percolation in high dimensions</text:p>
          </table:table-cell>
          <table:table-cell table:style-name="ce2" office:value-type="string" calcext:value-type="string">
            <text:p>Antal Jarai</text:p>
          </table:table-cell>
          <table:table-cell table:style-name="ce2"/>
          <table:table-cell table:style-name="ce2" office:value-type="string" calcext:value-type="string">
            <text:p>Carl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9" calcext:value-type="date">
            <text:p>09/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article representation for the heat equation solution</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07-04-23" calcext:value-type="date">
            <text:p>23/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asi-stationary distributions and Fleming-Viot processes in countable spaces</text:p>
          </table:table-cell>
          <table:table-cell table:style-name="ce2" office:value-type="string" calcext:value-type="string">
            <text:p>Nevena Maric</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30" calcext:value-type="date">
            <text:p>30/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e path asymptotic bounds for infinitely divisible sequences</text:p>
          </table:table-cell>
          <table:table-cell table:style-name="ce2" office:value-type="string" calcext:value-type="string">
            <text:p>Jan Rosinski</text:p>
          </table:table-cell>
          <table:table-cell table:style-name="ce2"/>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07-09-03" calcext:value-type="date">
            <text:p>03/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s interacting through ranks and a phase transition phenomenon</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9-10" calcext:value-type="date">
            <text:p>10/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uctuation results for some models of random environments and interaction</text:p>
          </table:table-cell>
          <table:table-cell table:style-name="ce2" office:value-type="string" calcext:value-type="string">
            <text:p>Timo Seppälä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7-09-17" calcext:value-type="date">
            <text:p>17/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time behavior of a branching diffusion on a hyperbolic space</text:p>
          </table:table-cell>
          <table:table-cell table:style-name="ce2" office:value-type="string" calcext:value-type="string">
            <text:p>Mark Kelbert</text:p>
          </table:table-cell>
          <table:table-cell table:style-name="ce2"/>
          <table:table-cell table:style-name="ce2" office:value-type="string" calcext:value-type="string">
            <text:p>University of Swansea</text:p>
          </table:table-cell>
          <table:table-cell table:style-name="ce2" table:content-validation-name="val3" office:value-type="string" calcext:value-type="string">
            <text:p>Probability</text:p>
          </table:table-cell>
          <table:table-cell table:style-name="ce6" table:content-validation-name="val4" office:value-type="date" office:date-value="2007-09-24" calcext:value-type="date">
            <text:p>24/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tes of convergence of means of Euclidean functionals</text:p>
          </table:table-cell>
          <table:table-cell table:style-name="ce2" office:value-type="string" calcext:value-type="string">
            <text:p>Sungchul Lee</text:p>
          </table:table-cell>
          <table:table-cell table:style-name="ce2"/>
          <table:table-cell table:style-name="ce2" office:value-type="string" calcext:value-type="string">
            <text:p>Yonsei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01" calcext:value-type="date">
            <text:p>01/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k$ mut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15" calcext:value-type="date">
            <text:p>15/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LA and positive recurrence of Markov chains</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7-10-29" calcext:value-type="date">
            <text:p>29/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effect of memory on moving average processes</text:p>
          </table:table-cell>
          <table:table-cell table:style-name="ce2" office:value-type="string" calcext:value-type="string">
            <text:p>Souvik Ghos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05" calcext:value-type="date">
            <text:p>05/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scade processes in networks: on a conjecture of Kempe, Kleinberg, and Tardos</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11-12" calcext:value-type="date">
            <text:p>12/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in a dynamic random environment</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19" calcext:value-type="date">
            <text:p>19/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some inhomogeneous Markov chains via spectral techniques</text:p>
          </table:table-cell>
          <table:table-cell table:style-name="ce2" office:value-type="string" calcext:value-type="string">
            <text:p>Jessica Zunig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26" calcext:value-type="date">
            <text:p>26/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ravitational allocation to Poisson points</text:p>
          </table:table-cell>
          <table:table-cell table:style-name="ce2" office:value-type="string" calcext:value-type="string">
            <text:p>Ron Peled</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1-28" calcext:value-type="date">
            <text:p>28/0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enched limits for a one-dimensional transient random walk in random environment</text:p>
          </table:table-cell>
          <table:table-cell table:style-name="ce2" office:value-type="string" calcext:value-type="string">
            <text:p>Jon Peter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8-02-11" calcext:value-type="date">
            <text:p>11/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integrate-and-fire models: a spectral approach</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02-18" calcext:value-type="date">
            <text:p>18/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marks on the CLT and the compact LIL</text:p>
          </table:table-cell>
          <table:table-cell table:style-name="ce2" office:value-type="string" calcext:value-type="string">
            <text:p>Jim Kuelbs</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8-02-25" calcext:value-type="date">
            <text:p>25/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ows through random networks: some probabilistic and statistical problems</text:p>
          </table:table-cell>
          <table:table-cell table:style-name="ce2" office:value-type="string" calcext:value-type="string">
            <text:p>Shankar Bhamidi</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03" calcext:value-type="date">
            <text:p>03/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alysis of an optimal control problem arising in portfolio optimization</text:p>
          </table:table-cell>
          <table:table-cell table:style-name="ce2" office:value-type="string" calcext:value-type="string">
            <text:p>Alex Schei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10" calcext:value-type="date">
            <text:p>10/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existence in stochastic spatial model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24" calcext:value-type="date">
            <text:p>24/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ifferent approach to strong embeddings</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31" calcext:value-type="date">
            <text:p>31/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harp asymptotics for the probability a network overloads</text:p>
          </table:table-cell>
          <table:table-cell table:style-name="ce2" office:value-type="string" calcext:value-type="string">
            <text:p>David McDonald</text:p>
          </table:table-cell>
          <table:table-cell table:style-name="ce2"/>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vie: Wolfgang Doeblin — a mathematician rediscovered</text:p>
          </table:table-cell>
          <table:table-cell table:style-name="ce2" table:number-columns-repeated="3"/>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7H15M00S" calcext:value-type="time">
            <text:p>17:15</text:p>
          </table:table-cell>
          <table:table-cell table:style-name="ce2" office:value-type="string" calcext:value-type="string">
            <text:p>Malott Bache Auditorium</text:p>
          </table:table-cell>
          <table:table-cell table:style-name="ce4"/>
          <table:table-cell table:number-columns-repeated="1014"/>
        </table:table-row>
        <table:table-row table:style-name="ro1">
          <table:table-cell table:style-name="ce4" office:value-type="string" calcext:value-type="string">
            <text:p>When knowing early matters: gossip, percolation, and Nash equilibria</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4-16" calcext:value-type="date">
            <text:p>16/04/2008</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he existence of some $\operatorname{ARCH}(\infty)$ processes</text:p>
          </table:table-cell>
          <table:table-cell table:style-name="ce2" office:value-type="string" calcext:value-type="string">
            <text:p>Philippe Soulier</text:p>
          </table:table-cell>
          <table:table-cell table:style-name="ce2"/>
          <table:table-cell table:style-name="ce2" office:value-type="string" calcext:value-type="string">
            <text:p>University of Paris X</text:p>
          </table:table-cell>
          <table:table-cell table:style-name="ce2" table:content-validation-name="val3" office:value-type="string" calcext:value-type="string">
            <text:p>Probability</text:p>
          </table:table-cell>
          <table:table-cell table:style-name="ce6" table:content-validation-name="val4" office:value-type="date" office:date-value="2008-04-21" calcext:value-type="date">
            <text:p>21/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coalescent speed of coming down from infinity</text:p>
          </table:table-cell>
          <table:table-cell table:style-name="ce2" office:value-type="string" calcext:value-type="string">
            <text:p>Vlada Limic</text:p>
          </table:table-cell>
          <table:table-cell table:style-name="ce2"/>
          <table:table-cell table:style-name="ce2" office:value-type="string" calcext:value-type="string">
            <text:p>Université de Provence, Marseille</text:p>
          </table:table-cell>
          <table:table-cell table:style-name="ce2" table:content-validation-name="val3" office:value-type="string" calcext:value-type="string">
            <text:p>Probability</text:p>
          </table:table-cell>
          <table:table-cell table:style-name="ce6" table:content-validation-name="val4" office:value-type="date" office:date-value="2008-05-05" calcext:value-type="date">
            <text:p>05/05/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pology of random clique complexes</text:p>
          </table:table-cell>
          <table:table-cell table:style-name="ce2" office:value-type="string" calcext:value-type="string">
            <text:p>Chris Hoffman</text:p>
          </table:table-cell>
          <table:table-cell table:style-name="ce2"/>
          <table:table-cell table:style-name="ce2" office:value-type="string" calcext:value-type="string">
            <text:p>University of Washington, Seattle</text:p>
          </table:table-cell>
          <table:table-cell table:style-name="ce2" table:content-validation-name="val3" office:value-type="string" calcext:value-type="string">
            <text:p>Probability</text:p>
          </table:table-cell>
          <table:table-cell table:style-name="ce6" table:content-validation-name="val4" office:value-type="date" office:date-value="2008-09-01" calcext:value-type="date">
            <text:p>01/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calar conservation law</text:p>
          </table:table-cell>
          <table:table-cell table:style-name="ce2" office:value-type="string" calcext:value-type="string">
            <text:p>Jin Feng</text:p>
          </table:table-cell>
          <table:table-cell table:style-name="ce2"/>
          <table:table-cell table:style-name="ce2" office:value-type="string" calcext:value-type="string">
            <text:p>University of Kansas</text:p>
          </table:table-cell>
          <table:table-cell table:style-name="ce2" table:content-validation-name="val3" office:value-type="string" calcext:value-type="string">
            <text:p>Probability</text:p>
          </table:table-cell>
          <table:table-cell table:style-name="ce6" table:content-validation-name="val4" office:value-type="date" office:date-value="2008-09-08" calcext:value-type="date">
            <text:p>08/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amples of merging of time inhomogeneous Markov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15" calcext:value-type="date">
            <text:p>15/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iltration shrinkage and the strange world of local Martingal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2" calcext:value-type="date">
            <text:p>22/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haos in a spatial epidemic model</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9" calcext:value-type="date">
            <text:p>29/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eometry of spaces of trees and the tree-valued diffusion arising from the Aldous move on cladograms</text:p>
          </table:table-cell>
          <table:table-cell table:style-name="ce2" office:value-type="string" calcext:value-type="string">
            <text:p>Anita Winter</text:p>
          </table:table-cell>
          <table:table-cell table:style-name="ce2"/>
          <table:table-cell table:style-name="ce2" office:value-type="string" calcext:value-type="string">
            <text:p>Friedrich-Alexander-Universität Erlangen-Nürnberg</text:p>
          </table:table-cell>
          <table:table-cell table:style-name="ce2" table:content-validation-name="val3" office:value-type="string" calcext:value-type="string">
            <text:p>Probability</text:p>
          </table:table-cell>
          <table:table-cell table:style-name="ce6" table:content-validation-name="val4" office:value-type="date" office:date-value="2008-10-06" calcext:value-type="date">
            <text:p>06/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ounds on the mixing time of a class of adaptive MCMC techniques</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0-20" calcext:value-type="date">
            <text:p>20/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volving predator-prey systems</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0-27" calcext:value-type="date">
            <text:p>27/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 decomposition of restriction measures</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8-11-03" calcext:value-type="date">
            <text:p>03/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sources and sinks for stochastic dynamical systems</text:p>
          </table:table-cell>
          <table:table-cell table:style-name="ce2" office:value-type="string" calcext:value-type="string">
            <text:p>Peter Baxendale</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1-04" calcext:value-type="date">
            <text:p>0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Pricing combinatorial prediction markets</text:p>
          </table:table-cell>
          <table:table-cell table:style-name="ce2" office:value-type="string" calcext:value-type="string">
            <text:p>Sharad Goel</text:p>
          </table:table-cell>
          <table:table-cell table:style-name="ce2"/>
          <table:table-cell table:style-name="ce2" office:value-type="string" calcext:value-type="string">
            <text:p>Yahoo Research</text:p>
          </table:table-cell>
          <table:table-cell table:style-name="ce2" table:content-validation-name="val3" office:value-type="string" calcext:value-type="string">
            <text:p>Probability</text:p>
          </table:table-cell>
          <table:table-cell table:style-name="ce6" table:content-validation-name="val4" office:value-type="date" office:date-value="2008-11-10" calcext:value-type="date">
            <text:p>10/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discretization and Markovian iteration for coupled FBSDEs</text:p>
          </table:table-cell>
          <table:table-cell table:style-name="ce2" office:value-type="string" calcext:value-type="string">
            <text:p>Christian Bender</text:p>
          </table:table-cell>
          <table:table-cell table:style-name="ce2"/>
          <table:table-cell table:style-name="ce2" office:value-type="string" calcext:value-type="string">
            <text:p>Technische Universität Carolo-Wilhelmina Zu Braunschweig</text:p>
          </table:table-cell>
          <table:table-cell table:style-name="ce2" table:content-validation-name="val3" office:value-type="string" calcext:value-type="string">
            <text:p>Probability</text:p>
          </table:table-cell>
          <table:table-cell table:style-name="ce6" table:content-validation-name="val4" office:value-type="date" office:date-value="2008-11-17" calcext:value-type="date">
            <text:p>17/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eta ensembles, random Schroedinger, and diffusion</text:p>
          </table:table-cell>
          <table:table-cell table:style-name="ce2" office:value-type="string" calcext:value-type="string">
            <text:p>Brian Rider</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2008-11-24" calcext:value-type="date">
            <text:p>2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tract Wiener space revisited</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8-11-25" calcext:value-type="date">
            <text:p>25/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arge deviations and local limit theory for explosive processes</text:p>
          </table:table-cell>
          <table:table-cell table:style-name="ce2" office:value-type="string" calcext:value-type="string">
            <text:p>Anand Vidyashanka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2-01" calcext:value-type="date">
            <text:p>01/1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recurrence equations and ruin in a Markov-dependent stochastic economic environment</text:p>
          </table:table-cell>
          <table:table-cell table:style-name="ce2" office:value-type="string" calcext:value-type="string">
            <text:p>Jeff Collamore</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9-01-19" calcext:value-type="date">
            <text:p>19/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st recent common ancestors in continuous-state branching processes</text:p>
          </table:table-cell>
          <table:table-cell table:style-name="ce2" office:value-type="string" calcext:value-type="string">
            <text:p>Peter Ralp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9-01-26" calcext:value-type="date">
            <text:p>26/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analysis of some deterministic evolutionary equations</text:p>
          </table:table-cell>
          <table:table-cell table:style-name="ce2" office:value-type="string" calcext:value-type="string">
            <text:p>Chris Orum</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2" calcext:value-type="date">
            <text:p>02/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dimensional invasion percolation</text:p>
          </table:table-cell>
          <table:table-cell table:style-name="ce2" office:value-type="string" calcext:value-type="string">
            <text:p>Michael Damro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9" calcext:value-type="date">
            <text:p>09/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esting for infinitely many jumps, for a discretely observed process</text:p>
          </table:table-cell>
          <table:table-cell table:style-name="ce2" office:value-type="string" calcext:value-type="string">
            <text:p>Jean Jacod</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9-02-16" calcext:value-type="date">
            <text:p>16/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ein’s method of exchangeable pairs for distributional approximation</text:p>
          </table:table-cell>
          <table:table-cell table:style-name="ce2" office:value-type="string" calcext:value-type="string">
            <text:p>Nathan Ross</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9-02-23" calcext:value-type="date">
            <text:p>23/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inhomogeneous Markov chains with wave-like behavior</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2" calcext:value-type="date">
            <text:p>02/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quidity risk, price impacts, and the replication problem</text:p>
          </table:table-cell>
          <table:table-cell table:style-name="ce2" office:value-type="string" calcext:value-type="string">
            <text:p>Alexandre Roc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9" calcext:value-type="date">
            <text:p>09/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ptimal portfolio choice and inference when asset returns are self-exciting</text:p>
          </table:table-cell>
          <table:table-cell table:style-name="ce2" office:value-type="string" calcext:value-type="string">
            <text:p>Yacine Ait-Sahali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23" calcext:value-type="date">
            <text:p>23/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ata networks sessions and conditional extreme value model</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30" calcext:value-type="date">
            <text:p>30/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phetic constructions of branching and related processes</text:p>
          </table:table-cell>
          <table:table-cell table:style-name="ce2" office:value-type="string" calcext:value-type="string">
            <text:p>Tom Kurtz</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9-04-06" calcext:value-type="date">
            <text:p>06/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 particle systems on random graphs</text:p>
          </table:table-cell>
          <table:table-cell table:style-name="ce2" office:value-type="string" calcext:value-type="string">
            <text:p>Shirshendu Chatterj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4-13" calcext:value-type="date">
            <text:p>13/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walk in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9-04-27" calcext:value-type="date">
            <text:p>27/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ectral properties of random walks on locally finite groups</text:p>
          </table:table-cell>
          <table:table-cell table:style-name="ce2" office:value-type="string" calcext:value-type="string">
            <text:p>Alexander Bendikov</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2009-08-26" calcext:value-type="date">
            <text:p>26/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ee polymers</text:p>
          </table:table-cell>
          <table:table-cell table:style-name="ce2" office:value-type="string" calcext:value-type="string">
            <text:p>Edward Waymire</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8-31" calcext:value-type="date">
            <text:p>31/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cursion sets over high levels of non-Gaussian infinitely divisible random fields: extreme values, algebra, and geometry</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14" calcext:value-type="date">
            <text:p>14/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s of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21" calcext:value-type="date">
            <text:p>21/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ies of random walks on some tree-like graphs and groups</text:p>
          </table:table-cell>
          <table:table-cell table:style-name="ce2" office:value-type="string" calcext:value-type="string">
            <text:p>Steve Lalley</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09-09-28" calcext:value-type="date">
            <text:p>28/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ressed counting and random projections in data stream computations and entropy estimation</text:p>
          </table:table-cell>
          <table:table-cell table:style-name="ce2" office:value-type="string" calcext:value-type="string">
            <text:p>Ping L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05" calcext:value-type="date">
            <text:p>05/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rict local martingale deflators and pricing American call-type options</text:p>
          </table:table-cell>
          <table:table-cell table:style-name="ce2" office:value-type="string" calcext:value-type="string">
            <text:p>Erhan Bayraktar</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2009-10-19" calcext:value-type="date">
            <text:p>19/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range random walk on the two-dimensional toru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26" calcext:value-type="date">
            <text:p>26/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veling waves of selective sweeps</text:p>
          </table:table-cell>
          <table:table-cell table:style-name="ce2" office:value-type="string" calcext:value-type="string">
            <text:p>John Mayberr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09" calcext:value-type="date">
            <text:p>09/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unet-Derrida particle systems, free boundary problems and Wiener-Hopf equations</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16" calcext:value-type="date">
            <text:p>16/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ritical constants for recurrence on groups of polynomial growth</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23" calcext:value-type="date">
            <text:p>23/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ubbles and futures contracts in markets with short-selling constraints</text:p>
          </table:table-cell>
          <table:table-cell table:style-name="ce2" office:value-type="string" calcext:value-type="string">
            <text:p>Sergio Pulido</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30" calcext:value-type="date">
            <text:p>30/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 for random walks on random regular graphs</text:p>
          </table:table-cell>
          <table:table-cell table:style-name="ce2" office:value-type="string" calcext:value-type="string">
            <text:p>Eyal Lubetzky</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9-12-01" calcext:value-type="date">
            <text:p>01/12/2009</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Diffusions and Laplacians on Laakso spaces</text:p>
          </table:table-cell>
          <table:table-cell table:style-name="ce2" office:value-type="string" calcext:value-type="string">
            <text:p>Ben Steinhurst</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1-25" calcext:value-type="date">
            <text:p>25/0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analysis and analytic combinatorics of discrete random structures</text:p>
          </table:table-cell>
          <table:table-cell table:style-name="ce2" office:value-type="string" calcext:value-type="string">
            <text:p>Michael Lugo</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0-02-01" calcext:value-type="date">
            <text:p>01/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Unbalanced allocations</text:p>
          </table:table-cell>
          <table:table-cell table:style-name="ce2" office:value-type="string" calcext:value-type="string">
            <text:p>Amanda Redlich</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2-08" calcext:value-type="date">
            <text:p>08/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on the group of diffeomorphisms of the unit circle</text:p>
          </table:table-cell>
          <table:table-cell table:style-name="ce2" office:value-type="string" calcext:value-type="string">
            <text:p>Mang Wu</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2-15" calcext:value-type="date">
            <text:p>15/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olutely continuous compensator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2-22" calcext:value-type="date">
            <text:p>22/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rrent fluctuations for a system of one-dimensional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1" calcext:value-type="date">
            <text:p>01/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for heat kernel measures on a class of infinite dimensional Lie groups</text:p>
          </table:table-cell>
          <table:table-cell table:style-name="ce2" office:value-type="string" calcext:value-type="string">
            <text:p>Tai Melcher</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8" calcext:value-type="date">
            <text:p>08/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variance of fluid limits for shortest remaining processing time queues</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15" calcext:value-type="date">
            <text:p>15/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évy processes in Lie groups</text:p>
          </table:table-cell>
          <table:table-cell table:style-name="ce2" office:value-type="string" calcext:value-type="string">
            <text:p>Maria Gordina</text:p>
          </table:table-cell>
          <table:table-cell table:style-name="ce2"/>
          <table:table-cell table:style-name="ce2" office:value-type="string" calcext:value-type="string">
            <text:p>University of Connecticut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29" calcext:value-type="date">
            <text:p>29/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gression to cancer and evolution of resistance in exponentially growing cell popul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05" calcext:value-type="date">
            <text:p>05/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voretzky’s theorem in metric spaces</text:p>
          </table:table-cell>
          <table:table-cell table:style-name="ce2" office:value-type="string" calcext:value-type="string">
            <text:p>Assaf Naor</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19" calcext:value-type="date">
            <text:p>19/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peed of a biased random walk on a percolation cluster</text:p>
          </table:table-cell>
          <table:table-cell table:style-name="ce2" office:value-type="string" calcext:value-type="string">
            <text:p>Alexander Fribergh</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26" calcext:value-type="date">
            <text:p>26/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rug target prediction: finding biological needles in a haystack of networks</text:p>
          </table:table-cell>
          <table:table-cell table:style-name="ce2" office:value-type="string" calcext:value-type="string">
            <text:p>Eric Kolacyz</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5-03" calcext:value-type="date">
            <text:p>03/05/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quenched limiting distributions of a one-dimensional random walk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8-30" calcext:value-type="date">
            <text:p>30/08/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point processes based on stationary sequences with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13" calcext:value-type="date">
            <text:p>13/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Laplacian growth: new challenges from integrality</text:p>
          </table:table-cell>
          <table:table-cell table:style-name="ce2" office:value-type="string" calcext:value-type="string">
            <text:p>Lionel Levine</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9-20" calcext:value-type="date">
            <text:p>20/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rate of Markov chain methods for genomic motif discovery</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27" calcext:value-type="date">
            <text:p>27/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efinition of market efficiency</text:p>
          </table:table-cell>
          <table:table-cell table:style-name="ce2" office:value-type="string" calcext:value-type="string">
            <text:p>Martin Lars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04" calcext:value-type="date">
            <text:p>04/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ypoelliptic heat kernels and Lie group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18" calcext:value-type="date">
            <text:p>18/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atistics of branching Brownian motion at the edge</text:p>
          </table:table-cell>
          <table:table-cell table:style-name="ce2" office:value-type="string" calcext:value-type="string">
            <text:p>Louis-Pierre Argui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25" calcext:value-type="date">
            <text:p>25/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ribution of trader interaction to market noise</text:p>
          </table:table-cell>
          <table:table-cell table:style-name="ce2" office:value-type="string" calcext:value-type="string">
            <text:p>Xiaofei Liu</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01" calcext:value-type="date">
            <text:p>01/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lmost sure invariance principles for random walk in mixing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0-11-08" calcext:value-type="date">
            <text:p>08/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of discrete random matrices</text:p>
          </table:table-cell>
          <table:table-cell table:style-name="ce2" office:value-type="string" calcext:value-type="string">
            <text:p>Philip Matchett Wood</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2" calcext:value-type="date">
            <text:p>12/11/2010</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nimal surfaces and coupled Brownian motion</text:p>
          </table:table-cell>
          <table:table-cell table:style-name="ce2" office:value-type="string" calcext:value-type="string">
            <text:p>Robert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5" calcext:value-type="date">
            <text:p>15/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emimartingale property of a class of infinitely divisible processes with stationary increments</text:p>
          </table:table-cell>
          <table:table-cell table:style-name="ce2" office:value-type="string" calcext:value-type="string">
            <text:p>Andreas Basse-O’Connor</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10-11-22" calcext:value-type="date">
            <text:p>22/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disorder for directed polymers in dimension $1+1$, and the continuum random polymer</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0-11-29" calcext:value-type="date">
            <text:p>29/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rm exponents in high-dimensional percolation</text:p>
          </table:table-cell>
          <table:table-cell table:style-name="ce2" office:value-type="string" calcext:value-type="string">
            <text:p>Asaf Nachmias</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12-06" calcext:value-type="date">
            <text:p>06/1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 of the 15 puzzle</text:p>
          </table:table-cell>
          <table:table-cell table:style-name="ce2" office:value-type="string" calcext:value-type="string">
            <text:p>Anastasia Raymer</text:p>
          </table:table-cell>
          <table:table-cell table:style-name="ce2"/>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6" table:content-validation-name="val4" office:value-type="date" office:date-value="2011-01-28" calcext:value-type="date">
            <text:p>28/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Zeros of polynomials arising from Markov chains</text:p>
          </table:table-cell>
          <table:table-cell table:style-name="ce2" office:value-type="string" calcext:value-type="string">
            <text:p>Alexander Vandenberg-Rod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11-01-31" calcext:value-type="date">
            <text:p>31/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stability of stochastic differential equations</text:p>
          </table:table-cell>
          <table:table-cell table:style-name="ce2" office:value-type="string" calcext:value-type="string">
            <text:p>Dave Herzog</text:p>
          </table:table-cell>
          <table:table-cell table:style-name="ce2"/>
          <table:table-cell table:style-name="ce2" office:value-type="string" calcext:value-type="string">
            <text:p>University of Arizona</text:p>
          </table:table-cell>
          <table:table-cell table:style-name="ce2" table:content-validation-name="val3" office:value-type="string" calcext:value-type="string">
            <text:p>Probability</text:p>
          </table:table-cell>
          <table:table-cell table:style-name="ce6" table:content-validation-name="val4" office:value-type="date" office:date-value="2011-02-04" calcext:value-type="date">
            <text:p>0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ittlewood-Paley theory and multiplier problem from a probabilistic approach</text:p>
          </table:table-cell>
          <table:table-cell table:style-name="ce2" office:value-type="string" calcext:value-type="string">
            <text:p>Deniz Karl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1-02-07" calcext:value-type="date">
            <text:p>07/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rate of escape of random walks on polycyclic and metabelian groups</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14" calcext:value-type="date">
            <text:p>1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the complete graph with random, vertex-dependent, infection rates</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21" calcext:value-type="date">
            <text:p>21/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limits of spiked random matrices</text:p>
          </table:table-cell>
          <table:table-cell table:style-name="ce2" office:value-type="string" calcext:value-type="string">
            <text:p>Alex Bloemendal</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Scaling limits of trap models</text:p>
          </table:table-cell>
          <table:table-cell table:style-name="ce2" office:value-type="string" calcext:value-type="string">
            <text:p>Milton Jara</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wo models of biological evolution</text:p>
          </table:table-cell>
          <table:table-cell table:style-name="ce2" office:value-type="string" calcext:value-type="string">
            <text:p>Iddo Ben-Ari</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1-03-07" calcext:value-type="date">
            <text:p>07/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cent nonuniqueness for some stochastic PDE</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1-03-14" calcext:value-type="date">
            <text:p>14/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n-polygonal limit shapes in first-passage percolation and coexistence in growth models</text:p>
          </table:table-cell>
          <table:table-cell table:style-name="ce2" office:value-type="string" calcext:value-type="string">
            <text:p>Michael Damron</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3-28" calcext:value-type="date">
            <text:p>28/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numbers, shuffling cards, and an amazing matrix</text:p>
          </table:table-cell>
          <table:table-cell table:style-name="ce2" office:value-type="string" calcext:value-type="string">
            <text:p>Persi Diaconis</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04" calcext:value-type="date">
            <text:p>04/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caling limits of beta ensembles</text:p>
          </table:table-cell>
          <table:table-cell table:style-name="ce2" office:value-type="string" calcext:value-type="string">
            <text:p>Benedek Valko</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1-04-11" calcext:value-type="date">
            <text:p>11/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east-attained-service and adventures with the $M_1$ topology</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04-18" calcext:value-type="date">
            <text:p>18/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tent voter model on random regular graphs</text:p>
          </table:table-cell>
          <table:table-cell table:style-name="ce2" office:value-type="string" calcext:value-type="string">
            <text:p>Shirshendu Chatterjee</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25" calcext:value-type="date">
            <text:p>25/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atability of random and deterministic binary sequences</text:p>
          </table:table-cell>
          <table:table-cell table:style-name="ce2" office:value-type="string" calcext:value-type="string">
            <text:p>Vladas Sidoravicius</text:p>
          </table:table-cell>
          <table:table-cell table:style-name="ce2"/>
          <table:table-cell table:style-name="ce2" office:value-type="string" calcext:value-type="string">
            <text:p>CWI, Amsterdam &amp; 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5-09" calcext:value-type="date">
            <text:p>09/05/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deviation sampling laws for constrained simulation optimization on finite sets</text:p>
          </table:table-cell>
          <table:table-cell table:style-name="ce2" office:value-type="string" calcext:value-type="string">
            <text:p>Susan Hun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8-29" calcext:value-type="date">
            <text:p>29/08/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mixing times for sequences of random walks on finite graphs</text:p>
          </table:table-cell>
          <table:table-cell table:style-name="ce2" office:value-type="string" calcext:value-type="string">
            <text:p>Takashi Kumagai</text:p>
          </table:table-cell>
          <table:table-cell table:style-name="ce2"/>
          <table:table-cell table:style-name="ce2" office:value-type="string" calcext:value-type="string">
            <text:p>RIMS, Kyoto</text:p>
          </table:table-cell>
          <table:table-cell table:style-name="ce2" table:content-validation-name="val3" office:value-type="string" calcext:value-type="string">
            <text:p>Probability</text:p>
          </table:table-cell>
          <table:table-cell table:style-name="ce6" table:content-validation-name="val4" office:value-type="date" office:date-value="2011-09-12" calcext:value-type="date">
            <text:p>12/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stimates for the heat kernel with Dirichlet boundary condition</text:p>
          </table:table-cell>
          <table:table-cell table:style-name="ce2" office:value-type="string" calcext:value-type="string">
            <text:p>Janna Lier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9-19" calcext:value-type="date">
            <text:p>19/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location of the path supremum of stationary processe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03" calcext:value-type="date">
            <text:p>03/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bisection approach to stochastic root-finding</text:p>
          </table:table-cell>
          <table:table-cell table:style-name="ce2" office:value-type="string" calcext:value-type="string">
            <text:p>Rolf Wae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17" calcext:value-type="date">
            <text:p>17/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with darning and its application to conformal mappings</text:p>
          </table:table-cell>
          <table:table-cell table:style-name="ce2" office:value-type="string" calcext:value-type="string">
            <text:p>Zhen-Qing Chen</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1-10-24" calcext:value-type="date">
            <text:p>24/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ponential functionals of Lévy processes</text:p>
          </table:table-cell>
          <table:table-cell table:style-name="ce2" office:value-type="string" calcext:value-type="string">
            <text:p>Anita Behme</text:p>
          </table:table-cell>
          <table:table-cell table:style-name="ce2"/>
          <table:table-cell table:style-name="ce2" office:value-type="string" calcext:value-type="string">
            <text:p>TU Braunschweig &amp; 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31" calcext:value-type="date">
            <text:p>31/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rmal and non-normal approximation by Stein’s method</text:p>
          </table:table-cell>
          <table:table-cell table:style-name="ce2" office:value-type="string" calcext:value-type="string">
            <text:p>Qi-Man Shao</text:p>
          </table:table-cell>
          <table:table-cell table:style-name="ce2"/>
          <table:table-cell table:style-name="ce2" office:value-type="string" calcext:value-type="string">
            <text:p>Hong Kong University of Science and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1-11-01" calcext:value-type="date">
            <text:p>01/11/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ltiple phase transitions for long-range first-passage percolation on lattices</text:p>
          </table:table-cell>
          <table:table-cell table:style-name="ce2" office:value-type="string" calcext:value-type="string">
            <text:p>Partha Dey</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07" calcext:value-type="date">
            <text:p>07/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ooth densities for processes driven by fractional Brownian motion</text:p>
          </table:table-cell>
          <table:table-cell table:style-name="ce2" office:value-type="string" calcext:value-type="string">
            <text:p>Patrick Drisc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11-14" calcext:value-type="date">
            <text:p>14/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babilities of all real zeros for random polynomials</text:p>
          </table:table-cell>
          <table:table-cell table:style-name="ce2" office:value-type="string" calcext:value-type="string">
            <text:p>Wenbo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1-11-21" calcext:value-type="date">
            <text:p>21/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Joint variable and rank selection for parsimonious estimation of high dimensional matrices</text:p>
          </table:table-cell>
          <table:table-cell table:style-name="ce2" office:value-type="string" calcext:value-type="string">
            <text:p>Marten Wegkamp</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28" calcext:value-type="date">
            <text:p>28/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pidemics and percolation in weighted random graphs</text:p>
          </table:table-cell>
          <table:table-cell table:style-name="ce2" office:value-type="string" calcext:value-type="string">
            <text:p>Hamed Amini</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11-12-05" calcext:value-type="date">
            <text:p>05/1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ariation of random polytopes in the space of convex bodies</text:p>
          </table:table-cell>
          <table:table-cell table:style-name="ce2" office:value-type="string" calcext:value-type="string">
            <text:p>Daniel Fresen</text:p>
          </table:table-cell>
          <table:table-cell table:style-name="ce2"/>
          <table:table-cell table:style-name="ce2" office:value-type="string" calcext:value-type="string">
            <text:p>University of Missouri</text:p>
          </table:table-cell>
          <table:table-cell table:style-name="ce2" table:content-validation-name="val3" office:value-type="string" calcext:value-type="string">
            <text:p>Probability</text:p>
          </table:table-cell>
          <table:table-cell table:style-name="ce6" table:content-validation-name="val4" office:value-type="date" office:date-value="2012-01-23" calcext:value-type="date">
            <text:p>23/01/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idder’s theorem for Dirichlet space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06" calcext:value-type="date">
            <text:p>06/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y for random walk on wreath product and related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20" calcext:value-type="date">
            <text:p>20/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play between bit-pattern randomness and pulse collisions in broadband fiber optics transmission lines</text:p>
          </table:table-cell>
          <table:table-cell table:style-name="ce2" office:value-type="string" calcext:value-type="string">
            <text:p>Avner Peleg</text:p>
          </table:table-cell>
          <table:table-cell table:style-name="ce2"/>
          <table:table-cell table:style-name="ce2" office:value-type="string" calcext:value-type="string">
            <text:p>University at Buffalo</text:p>
          </table:table-cell>
          <table:table-cell table:style-name="ce2" table:content-validation-name="val3" office:value-type="string" calcext:value-type="string">
            <text:p>Probability</text:p>
          </table:table-cell>
          <table:table-cell table:style-name="ce6" table:content-validation-name="val4" office:value-type="date" office:date-value="2012-03-12" calcext:value-type="date">
            <text:p>12/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ector analysis on fractals and applications</text:p>
          </table:table-cell>
          <table:table-cell table:style-name="ce2" office:value-type="string" calcext:value-type="string">
            <text:p>Michael Hinz</text:p>
          </table:table-cell>
          <table:table-cell table:style-name="ce2"/>
          <table:table-cell table:style-name="ce2" office:value-type="string" calcext:value-type="string">
            <text:p>Friedrich-Schiller-Universität Jena &amp; 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2-03-26" calcext:value-type="date">
            <text:p>26/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a lower bound for the Chung-Diaconis-Graham random process</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12-04-09" calcext:value-type="date">
            <text:p>09/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on the excursion probabilities of Gaussian random fields</text:p>
          </table:table-cell>
          <table:table-cell table:style-name="ce2" office:value-type="string" calcext:value-type="string">
            <text:p>Yimin Xiao</text:p>
          </table:table-cell>
          <table:table-cell table:style-name="ce2"/>
          <table:table-cell table:style-name="ce2" office:value-type="string" calcext:value-type="string">
            <text:p>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16" calcext:value-type="date">
            <text:p>16/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nslation-invariant random colorings of Cayley graphs</text:p>
          </table:table-cell>
          <table:table-cell table:style-name="ce2" office:value-type="string" calcext:value-type="string">
            <text:p>Clinton Conle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30" calcext:value-type="date">
            <text:p>30/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arge deviations to statistical mechanics: what is the most likely way for an unlikely event to happen?</text:p>
          </table:table-cell>
          <table:table-cell table:style-name="ce2" office:value-type="string" calcext:value-type="string">
            <text:p>Richard Ellis</text:p>
          </table:table-cell>
          <table:table-cell table:style-name="ce2"/>
          <table:table-cell table:style-name="ce2" office:value-type="string" calcext:value-type="string">
            <text:p>University of Massachusett, Amherst</text:p>
          </table:table-cell>
          <table:table-cell table:style-name="ce2" table:content-validation-name="val3" office:value-type="string" calcext:value-type="string">
            <text:p>Probability</text:p>
          </table:table-cell>
          <table:table-cell table:style-name="ce6" table:content-validation-name="val4" office:value-type="date" office:date-value="2012-05-07" calcext:value-type="date">
            <text:p>07/05/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0" calcext:value-type="date">
            <text:p>10/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4"/>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7" calcext:value-type="date">
            <text:p>17/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4"/>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Birmingham</text:p>
          </table:table-cell>
          <table:table-cell table:style-name="ce2" table:content-validation-name="val3" office:value-type="string" calcext:value-type="string">
            <text:p>Probability</text:p>
          </table:table-cell>
          <table:table-cell table:style-name="ce6" table:content-validation-name="val4" office:value-type="date" office:date-value="2012-09-24" calcext:value-type="date">
            <text:p>24/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4"/>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01" calcext:value-type="date">
            <text:p>01/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4"/>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15" calcext:value-type="date">
            <text:p>15/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4"/>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22" calcext:value-type="date">
            <text:p>22/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4"/>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29" calcext:value-type="date">
            <text:p>29/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4"/>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3" office:value-type="string" calcext:value-type="string">
            <text:p>Probability</text:p>
          </table:table-cell>
          <table:table-cell table:style-name="ce6" table:content-validation-name="val4" office:value-type="date" office:date-value="2012-11-05" calcext:value-type="date">
            <text:p>05/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4"/>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2-11-12" calcext:value-type="date">
            <text:p>12/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4"/>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1-19" calcext:value-type="date">
            <text:p>19/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4"/>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3" office:value-type="string" calcext:value-type="string">
            <text:p>Probability</text:p>
          </table:table-cell>
          <table:table-cell table:style-name="ce6" table:content-validation-name="val4" office:value-type="date" office:date-value="2012-11-26" calcext:value-type="date">
            <text:p>26/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4"/>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2-03" calcext:value-type="date">
            <text:p>03/12/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4"/>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1" calcext:value-type="date">
            <text:p>21/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4"/>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8" calcext:value-type="date">
            <text:p>28/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4"/>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04" calcext:value-type="date">
            <text:p>04/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4"/>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11" calcext:value-type="date">
            <text:p>11/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4"/>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25" calcext:value-type="date">
            <text:p>25/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4"/>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3-04" calcext:value-type="date">
            <text:p>04/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4"/>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3-03-11" calcext:value-type="date">
            <text:p>11/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4"/>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 ORIE</text:p>
          </table:table-cell>
          <table:table-cell table:style-name="ce6" table:content-validation-name="val4" office:value-type="date" office:date-value="2013-03-18" calcext:value-type="date">
            <text:p>18/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4"/>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3-25" calcext:value-type="date">
            <text:p>25/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4"/>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3-04-01" calcext:value-type="date">
            <text:p>01/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4"/>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3-04-08" calcext:value-type="date">
            <text:p>08/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4"/>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15" calcext:value-type="date">
            <text:p>15/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4"/>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13-04-22" calcext:value-type="date">
            <text:p>22/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4"/>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4-29" calcext:value-type="date">
            <text:p>29/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4"/>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13-05-06" calcext:value-type="date">
            <text:p>06/05/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ow to get more realistic models of random networks</text:p>
          </table:table-cell>
          <table:table-cell table:style-name="ce2" office:value-type="string" calcext:value-type="string">
            <text:p>Dimitris Achlioptas</text:p>
          </table:table-cell>
          <table:table-cell table:style-name="ce10" office:value-type="string" calcext:value-type="string">
            <text:p><text:a xlink:href="http://users.soe.ucsc.edu/~optas/" xlink:type="simple">http://users.soe.ucsc.edu/~optas/</text:a></text:p>
          </table:table-cell>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13" table:content-validation-name="val4" office:value-type="date" office:date-value="2013-08-28" calcext:value-type="date">
            <text:p>28/08/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Upson 5130</text:p>
          </table:table-cell>
          <table:table-cell table:style-name="ce4"/>
          <table:table-cell table:number-columns-repeated="1014"/>
        </table:table-row>
        <table:table-row table:style-name="ro1">
          <table:table-cell table:style-name="ce2" office:value-type="string" calcext:value-type="string">
            <text:p>Maximum independent sets in random $d$-regular graphs</text:p>
          </table:table-cell>
          <table:table-cell table:style-name="ce2" office:value-type="string" calcext:value-type="string">
            <text:p>Nike Sun</text:p>
          </table:table-cell>
          <table:table-cell table:style-name="ce10" office:value-type="string" calcext:value-type="string">
            <text:p><text:a xlink:href="http://statweb.stanford.edu/~nikesun/" xlink:type="simple">http://statweb.stanford.edu/~nikesu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16" calcext:value-type="date">
            <text:p>16/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or promotion and nonabelian sandpile models</text:p>
          </table:table-cell>
          <table:table-cell table:style-name="ce2" office:value-type="string" calcext:value-type="string">
            <text:p>Anne Schilling</text:p>
          </table:table-cell>
          <table:table-cell table:style-name="ce10" office:value-type="string" calcext:value-type="string">
            <text:p><text:a xlink:href="https://www.math.ucdavis.edu/~anne/" xlink:type="simple">https://www.math.ucdavis.edu/~anne/</text:a></text:p>
          </table:table-cell>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13" table:content-validation-name="val4" office:value-type="date" office:date-value="2013-09-23" calcext:value-type="date">
            <text:p>23/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fields from trees and sandpiles</text:p>
          </table:table-cell>
          <table:table-cell table:style-name="ce2" office:value-type="string" calcext:value-type="string">
            <text:p>Wei W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30" calcext:value-type="date">
            <text:p>30/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obust Gaussian noise stability</text:p>
          </table:table-cell>
          <table:table-cell table:style-name="ce2" office:value-type="string" calcext:value-type="string">
            <text:p>Joe Neeman</text:p>
          </table:table-cell>
          <table:table-cell table:style-name="ce10" office:value-type="string" calcext:value-type="string">
            <text:p><text:a xlink:href="http://www.stat.berkeley.edu/~jneeman/" xlink:type="simple">http://www.stat.berkeley.edu/~jneem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3-10-07" calcext:value-type="date">
            <text:p>07/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reduced words in Coxeter groups and periodic TASEP</text:p>
          </table:table-cell>
          <table:table-cell table:style-name="ce2" office:value-type="string" calcext:value-type="string">
            <text:p>Thomas Lam</text:p>
          </table:table-cell>
          <table:table-cell table:style-name="ce10" office:value-type="string" calcext:value-type="string">
            <text:p><text:a xlink:href="http://www.math.lsa.umich.edu/~tfylam/" xlink:type="simple">http://www.math.lsa.umich.edu/~tfylam/</text:a></text:p>
          </table:table-cell>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13" table:content-validation-name="val4" office:value-type="date" office:date-value="2013-10-21" calcext:value-type="date">
            <text:p>21/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on-commutative Central Limit Theorem(s)</text:p>
          </table:table-cell>
          <table:table-cell table:style-name="ce2" office:value-type="string" calcext:value-type="string">
            <text:p>Natasha Blitvić</text:p>
          </table:table-cell>
          <table:table-cell table:style-name="ce10" office:value-type="string" calcext:value-type="string">
            <text:p><text:a xlink:href="http://web.mit.edu/blitvic/www/" xlink:type="simple">http://web.mit.edu/blitvic/www/</text:a></text:p>
          </table:table-cell>
          <table:table-cell table:style-name="ce2" office:value-type="string" calcext:value-type="string">
            <text:p>University of California, Berkeley &amp; Indiana University Bloomington</text:p>
          </table:table-cell>
          <table:table-cell table:style-name="ce2" table:content-validation-name="val3" office:value-type="string" calcext:value-type="string">
            <text:p>Probability</text:p>
          </table:table-cell>
          <table:table-cell table:style-name="ce13" table:content-validation-name="val4" office:value-type="date" office:date-value="2013-10-28" calcext:value-type="date">
            <text:p>28/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utoff for the East Model</text:p>
          </table:table-cell>
          <table:table-cell table:style-name="ce2" office:value-type="string" calcext:value-type="string">
            <text:p>Shirshendu Gangul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13" table:content-validation-name="val4" office:value-type="date" office:date-value="2013-11-04" calcext:value-type="date">
            <text:p>04/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Divisible sandpile at the critical density</text:p>
          </table:table-cell>
          <table:table-cell table:style-name="ce2" office:value-type="string" calcext:value-type="string">
            <text:p>Baris Ugurc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11" calcext:value-type="date">
            <text:p>11/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changeable random measures</text:p>
          </table:table-cell>
          <table:table-cell table:style-name="ce2" office:value-type="string" calcext:value-type="string">
            <text:p>Tim Austin</text:p>
          </table:table-cell>
          <table:table-cell table:style-name="ce10" office:value-type="string" calcext:value-type="string">
            <text:p><text:a xlink:href="http://cims.nyu.edu/~tim/" xlink:type="simple">http://cims.nyu.edu/~tim/</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3-11-21" calcext:value-type="date">
            <text:p>21/11/2013</text:p>
          </table:table-cell>
          <table:table-cell table:style-name="ce7" table:formula="of:=FALSE()" office:value-type="float" office:value="0" calcext:value-type="float">
            <text:p>0</text:p>
          </table:table-cell>
          <table:table-cell table:style-name="ce16" office:value-type="time" office:time-value="PT14H45M00S" calcext:value-type="time">
            <text:p>14:45</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2" office:value-type="string" calcext:value-type="string">
            <text:p>Random graph models for systemic risk</text:p>
          </table:table-cell>
          <table:table-cell table:style-name="ce2" office:value-type="string" calcext:value-type="string">
            <text:p>Andreea Minca</text:p>
          </table:table-cell>
          <table:table-cell table:style-name="ce10" office:value-type="string" calcext:value-type="string">
            <text:p><text:a xlink:href="http://people.orie.cornell.edu/acm299/" xlink:type="simple">http://people.orie.cornell.edu/acm2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25" calcext:value-type="date">
            <text:p>25/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effect of drift on the volume of the Wiener sausage</text:p>
          </table:table-cell>
          <table:table-cell table:style-name="ce2" office:value-type="string" calcext:value-type="string">
            <text:p>Perla Sousi</text:p>
          </table:table-cell>
          <table:table-cell table:style-name="ce10" office:value-type="string" calcext:value-type="string">
            <text:p><text:a xlink:href="http://www.statslab.cam.ac.uk/~ps422/" xlink:type="simple">http://www.statslab.cam.ac.uk/~ps422/</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13" table:content-validation-name="val4" office:value-type="date" office:date-value="2013-12-09" calcext:value-type="date">
            <text:p>09/12/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Variational formula for the limit-shape of first-passage percolation</text:p>
          </table:table-cell>
          <table:table-cell table:style-name="ce2" office:value-type="string" calcext:value-type="string">
            <text:p>Arjun Krishnan</text:p>
          </table:table-cell>
          <table:table-cell table:style-name="ce10" office:value-type="string" calcext:value-type="string">
            <text:p><text:a xlink:href="http://cims.nyu.edu/~arjun/wordpress/" xlink:type="simple">http://cims.nyu.edu/~arjun/wordpress/</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1-27" calcext:value-type="date">
            <text:p>27/0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errington-Kirkpatrick model and its diluted version</text:p>
          </table:table-cell>
          <table:table-cell table:style-name="ce2" office:value-type="string" calcext:value-type="string">
            <text:p>Dmitry Panchenko</text:p>
          </table:table-cell>
          <table:table-cell table:style-name="ce10" office:value-type="string" calcext:value-type="string">
            <text:p><text:a xlink:href="https://sites.google.com/site/panchenkomath/" xlink:type="simple">https://sites.google.com/site/panchenkomath/</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03" calcext:value-type="date">
            <text:p>03/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rom combinatorial Hopf algebras</text:p>
          </table:table-cell>
          <table:table-cell table:style-name="ce2" office:value-type="string" calcext:value-type="string">
            <text:p>Amy Pang</text:p>
          </table:table-cell>
          <table:table-cell table:style-name="ce10" office:value-type="string" calcext:value-type="string">
            <text:p><text:a xlink:href="http://math.stanford.edu/~amyp/" xlink:type="simple">http://math.stanford.edu/~amyp/</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10" calcext:value-type="date">
            <text:p>10/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Homogeneous adjacency spectra of random hypergraphs</text:p>
          </table:table-cell>
          <table:table-cell table:style-name="ce2" office:value-type="string" calcext:value-type="string">
            <text:p>Joshua Cooper</text:p>
          </table:table-cell>
          <table:table-cell table:style-name="ce10" office:value-type="string" calcext:value-type="string">
            <text:p><text:a xlink:href="http://www.math.sc.edu/~cooper/" xlink:type="simple">http://www.math.sc.edu/~cooper/</text:a></text:p>
          </table:table-cell>
          <table:table-cell table:style-name="ce2" office:value-type="string" calcext:value-type="string">
            <text:p>University of South Carolina</text:p>
          </table:table-cell>
          <table:table-cell table:style-name="ce2" table:content-validation-name="val3" office:value-type="string" calcext:value-type="string">
            <text:p>Probability</text:p>
          </table:table-cell>
          <table:table-cell table:style-name="ce13" table:content-validation-name="val4" office:value-type="date" office:date-value="2014-02-24" calcext:value-type="date">
            <text:p>24/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Graph reconstruction and verification via distance oracles</text:p>
          </table:table-cell>
          <table:table-cell table:style-name="ce2" office:value-type="string" calcext:value-type="string">
            <text:p>Claire Mathieu</text:p>
          </table:table-cell>
          <table:table-cell table:style-name="ce10" office:value-type="string" calcext:value-type="string">
            <text:p><text:a xlink:href="http://cs.brown.edu/people/claire/" xlink:type="simple">http://cs.brown.edu/people/claire/</text:a></text:p>
          </table:table-cell>
          <table:table-cell table:style-name="ce2" office:value-type="string" calcext:value-type="string">
            <text:p>Brown University &amp; École Normale Supérieure</text:p>
          </table:table-cell>
          <table:table-cell table:style-name="ce2" table:content-validation-name="val3" office:value-type="string" calcext:value-type="string">
            <text:p>Probability</text:p>
          </table:table-cell>
          <table:table-cell table:style-name="ce13" table:content-validation-name="val4" office:value-type="date" office:date-value="2014-03-03" calcext:value-type="date">
            <text:p>03/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tructure of critical inhomogeneous random graphs</text:p>
          </table:table-cell>
          <table:table-cell table:style-name="ce2" office:value-type="string" calcext:value-type="string">
            <text:p>Sanchayan Sen</text:p>
          </table:table-cell>
          <table:table-cell table:style-name="ce10" office:value-type="string" calcext:value-type="string">
            <text:p><text:a xlink:href="http://cims.nyu.edu/~sen/" xlink:type="simple">http://cims.nyu.edu/~sen/</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3-10" calcext:value-type="date">
            <text:p>10/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ampling graphs with given degrees</text:p>
          </table:table-cell>
          <table:table-cell table:style-name="ce2" office:value-type="string" calcext:value-type="string">
            <text:p>James Zhao</text:p>
          </table:table-cell>
          <table:table-cell table:style-name="ce10" office:value-type="string" calcext:value-type="string">
            <text:p><text:a xlink:href="http://bcf.usc.edu/~jamesyzh/" xlink:type="simple">http://bcf.usc.edu/~jamesyzh/</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13" table:content-validation-name="val4" office:value-type="date" office:date-value="2014-03-17" calcext:value-type="date">
            <text:p>17/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tale of two sandpiles</text:p>
          </table:table-cell>
          <table:table-cell table:style-name="ce2" office:value-type="string" calcext:value-type="string">
            <text:p>Lionel Levine</text:p>
          </table:table-cell>
          <table:table-cell table:style-name="ce10"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3-24" calcext:value-type="date">
            <text:p>24/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Kernel-based approximation method and its application</text:p>
          </table:table-cell>
          <table:table-cell table:style-name="ce2" office:value-type="string" calcext:value-type="string">
            <text:p>Qi Ye</text:p>
          </table:table-cell>
          <table:table-cell table:style-name="ce10" office:value-type="string" calcext:value-type="string">
            <text:p><text:a xlink:href="http://qiye.mysite.syr.edu/" xlink:type="simple">http://qiye.mysite.syr.edu/</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07" calcext:value-type="date">
            <text:p>07/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ate of the kinetic Ising model</text:p>
          </table:table-cell>
          <table:table-cell table:style-name="ce2" office:value-type="string" calcext:value-type="string">
            <text:p>Paul Krapivsky</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14" calcext:value-type="date">
            <text:p>14/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earch for optimal poisoned-wine-bottle codes</text:p>
          </table:table-cell>
          <table:table-cell table:style-name="ce2" office:value-type="string" calcext:value-type="string">
            <text:p>Veit Elser</text:p>
          </table:table-cell>
          <table:table-cell table:style-name="ce10" office:value-type="string" calcext:value-type="string">
            <text:p><text:a xlink:href="http://uuuuuu.lassp.cornell.edu/" xlink:type="simple">http://uuuuuu.lassp.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21" calcext:value-type="date">
            <text:p>21/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nectivity of geometric $k$-out graphs</text:p>
          </table:table-cell>
          <table:table-cell table:style-name="ce2" office:value-type="string" calcext:value-type="string">
            <text:p>Nicolas Fraiman</text:p>
          </table:table-cell>
          <table:table-cell table:style-name="ce10" office:value-type="string" calcext:value-type="string">
            <text:p><text:a xlink:href="http://www.math.upenn.edu/~nfraiman/" xlink:type="simple">http://www.math.upenn.edu/~nfraiman/</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04-28" calcext:value-type="date">
            <text:p>28/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walks on metric measure spaces</text:p>
          </table:table-cell>
          <table:table-cell table:style-name="ce2" office:value-type="string" calcext:value-type="string">
            <text:p>Mathav Murugan</text:p>
          </table:table-cell>
          <table:table-cell table:style-name="ce10" office:value-type="string" calcext:value-type="string">
            <text:p><text:a xlink:href="https://people.cam.cornell.edu/~mkm233/" xlink:type="simple">https://people.cam.cornell.edu/~mkm233/</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5-05" calcext:value-type="date">
            <text:p>05/05/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random walk through sub-Riemannian geometry</text:p>
          </table:table-cell>
          <table:table-cell table:style-name="ce2" office:value-type="string" calcext:value-type="string">
            <text:p>Thomas Laetsch</text:p>
          </table:table-cell>
          <table:table-cell table:style-name="ce10" office:value-type="string" calcext:value-type="string">
            <text:p><text:a xlink:href="http://www.math.uconn.edu/~laetsch/" xlink:type="simple">http://www.math.uconn.edu/~laetsch/</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13" table:content-validation-name="val4" office:value-type="date" office:date-value="2014-05-20" calcext:value-type="date">
            <text:p>20/05/2014</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office:value-type="string" calcext:value-type="string">
            <text:p>On infinitely divisible semimartingales</text:p>
          </table:table-cell>
          <table:table-cell table:style-name="ce2" office:value-type="string" calcext:value-type="string">
            <text:p>Jan Rosinski</text:p>
          </table:table-cell>
          <table:table-cell table:style-name="ce10" office:value-type="string" calcext:value-type="string">
            <text:p><text:a xlink:href="http://www.math.utk.edu/~rosinski/" xlink:type="simple">http://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13" table:content-validation-name="val4" office:value-type="date" office:date-value="2014-09-08" calcext:value-type="date">
            <text:p>08/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tinuity of phase transitions and near critical geometry</text:p>
          </table:table-cell>
          <table:table-cell table:style-name="ce2" office:value-type="string" calcext:value-type="string">
            <text:p>Vladas Sidoravicius</text:p>
          </table:table-cell>
          <table:table-cell table:style-name="ce10" office:value-type="string" calcext:value-type="string">
            <text:p><text:a xlink:href="http://www.impa.br/opencms/en/pesquisa/pesquisa_pesquisadores/pesquisadores_vladas_sidoravicius/pesquisadores_vladas_sidoravicius.html" xlink:type="simple">http://www.impa.br/opencms/en/pesquisa/pesquisa_pesquisadores/pesquisadores_vladas_sidoravicius/pesquisadores_vladas_sidoravicius.html</text:a></text:p>
          </table:table-cell>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echanism design via optimal transport</text:p>
          </table:table-cell>
          <table:table-cell table:style-name="ce2" office:value-type="string" calcext:value-type="string">
            <text:p>Constantinos Daskalakis</text:p>
          </table:table-cell>
          <table:table-cell table:style-name="ce10" office:value-type="string" calcext:value-type="string">
            <text:p><text:a xlink:href="http://people.csail.mit.edu/costis/" xlink:type="simple">http://people.csail.mit.edu/cost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A conformally invariant metric on</text:p>
          </table:table-cell>
          <table:table-cell table:style-name="ce2" office:value-type="string" calcext:value-type="string">
            <text:p>Samuel Watson</text:p>
          </table:table-cell>
          <table:table-cell table:style-name="ce10" office:value-type="string" calcext:value-type="string">
            <text:p><text:a xlink:href="http://math.mit.edu/~sswatson/" xlink:type="simple">http://math.mit.edu/~sswatso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22" calcext:value-type="date">
            <text:p>22/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esting isomorphism of regular structures</text:p>
          </table:table-cell>
          <table:table-cell table:style-name="ce2" office:value-type="string" calcext:value-type="string">
            <text:p>John Wilmes</text:p>
          </table:table-cell>
          <table:table-cell table:style-name="ce10" office:value-type="string" calcext:value-type="string">
            <text:p><text:a xlink:href="http://www.johnwilmes.name/" xlink:type="simple">http://www.johnwilmes.name/</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13" table:content-validation-name="val4" office:value-type="date" office:date-value="2014-09-29" calcext:value-type="date">
            <text:p>29/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ncestries of recombining population pedigrees: A discrete structural perspective</text:p>
          </table:table-cell>
          <table:table-cell table:style-name="ce2" office:value-type="string" calcext:value-type="string">
            <text:p>Raazesh Sainudiin</text:p>
          </table:table-cell>
          <table:table-cell table:style-name="ce10" office:value-type="string" calcext:value-type="string">
            <text:p><text:a xlink:href="http://www.math.canterbury.ac.nz/~r.sainudiin/" xlink:type="simple">http://www.math.canterbury.ac.nz/~r.sainudiin/</text:a></text:p>
          </table:table-cell>
          <table:table-cell table:style-name="ce2" office:value-type="string" calcext:value-type="string">
            <text:p>University of Canterbury</text:p>
          </table:table-cell>
          <table:table-cell table:style-name="ce2" table:content-validation-name="val3" office:value-type="string" calcext:value-type="string">
            <text:p>Probability</text:p>
          </table:table-cell>
          <table:table-cell table:style-name="ce13" table:content-validation-name="val4" office:value-type="date" office:date-value="2014-10-06" calcext:value-type="date">
            <text:p>06/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epeated differentiation evens out spacings of zeros</text:p>
          </table:table-cell>
          <table:table-cell table:style-name="ce2" office:value-type="string" calcext:value-type="string">
            <text:p>Robin Pemantle</text:p>
          </table:table-cell>
          <table:table-cell table:style-name="ce10" office:value-type="string" calcext:value-type="string">
            <text:p><text:a xlink:href="http://www.math.upenn.edu/~pemantle/" xlink:type="simple">http://www.math.upenn.edu/~pemantle/</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10-20" calcext:value-type="date">
            <text:p>20/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initely dependent coloring</text:p>
          </table:table-cell>
          <table:table-cell table:style-name="ce2" office:value-type="string" calcext:value-type="string">
            <text:p>Alexander Holroyd</text:p>
          </table:table-cell>
          <table:table-cell table:style-name="ce10" office:value-type="string" calcext:value-type="string">
            <text:p><text:a xlink:href="http://research.microsoft.com/en-us/um/people/holroyd/" xlink:type="simple">http://research.microsoft.com/en-us/um/people/holroyd/</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13" table:content-validation-name="val4" office:value-type="date" office:date-value="2014-10-27" calcext:value-type="date">
            <text:p>27/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volutionary games</text:p>
          </table:table-cell>
          <table:table-cell table:style-name="ce2" office:value-type="string" calcext:value-type="string">
            <text:p>Richard Durrett</text:p>
          </table:table-cell>
          <table:table-cell table:style-name="ce10" office:value-type="string" calcext:value-type="string">
            <text:p><text:a xlink:href="http://www.math.duke.edu/~rtd/" xlink:type="simple">http://www.math.duke.edu/~rtd/</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calar conservation laws with Markov initial data</text:p>
          </table:table-cell>
          <table:table-cell table:style-name="ce2" office:value-type="string" calcext:value-type="string">
            <text:p>David Kaspar</text:p>
          </table:table-cell>
          <table:table-cell table:style-name="ce10" office:value-type="string" calcext:value-type="string">
            <text:p><text:a xlink:href="http://www.dam.brown.edu/people/dkaspar/" xlink:type="simple">http://www.dam.brown.edu/people/dkaspar/</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actly solvable Young diagram processes related to last passage percolation</text:p>
          </table:table-cell>
          <table:table-cell table:style-name="ce2" office:value-type="string" calcext:value-type="string">
            <text:p>Mihai Nica</text:p>
          </table:table-cell>
          <table:table-cell table:style-name="ce10" office:value-type="string" calcext:value-type="string">
            <text:p><text:a xlink:href="http://cims.nyu.edu/~nica/" xlink:type="simple">http://cims.nyu.edu/~nica/</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11-10" calcext:value-type="date">
            <text:p>10/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trong times for reversible Markov chains</text:p>
          </table:table-cell>
          <table:table-cell table:style-name="ce2" office:value-type="string" calcext:value-type="string">
            <text:p>Daniel Jeri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17" calcext:value-type="date">
            <text:p>17/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ameful conjecture and related results</text:p>
          </table:table-cell>
          <table:table-cell table:style-name="ce2" office:value-type="string" calcext:value-type="string">
            <text:p>Sukhada Fadnavis</text:p>
          </table:table-cell>
          <table:table-cell table:style-name="ce10" office:value-type="string" calcext:value-type="string">
            <text:p><text:a xlink:href="http://www.math.harvard.edu/~sukhada/" xlink:type="simple">http://www.math.harvard.edu/~sukhad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24" calcext:value-type="date">
            <text:p>24/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ew directions for random walk on a graph</text:p>
          </table:table-cell>
          <table:table-cell table:style-name="ce2" office:value-type="string" calcext:value-type="string">
            <text:p>Peter Winkler</text:p>
          </table:table-cell>
          <table:table-cell table:style-name="ce10" office:value-type="string" calcext:value-type="string">
            <text:p><text:a xlink:href="https://math.dartmouth.edu/~pw/" xlink:type="simple">https://math.dartmouth.edu/~pw/</text:a></text:p>
          </table:table-cell>
          <table:table-cell table:style-name="ce2" office:value-type="string" calcext:value-type="string">
            <text:p>Dartmouth College</text:p>
          </table:table-cell>
          <table:table-cell table:style-name="ce2" table:content-validation-name="val3" office:value-type="string" calcext:value-type="string">
            <text:p>Probability</text:p>
          </table:table-cell>
          <table:table-cell table:style-name="ce13" table:content-validation-name="val4" office:value-type="date" office:date-value="2014-12-01" calcext:value-type="date">
            <text:p>01/1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ome phase transitions in the stochastic block model</text:p>
          </table:table-cell>
          <table:table-cell table:style-name="ce2" office:value-type="string" calcext:value-type="string">
            <text:p>Joe Neeman</text:p>
          </table:table-cell>
          <table:table-cell table:style-name="ce10" office:value-type="string" calcext:value-type="string">
            <text:p><text:a xlink:href="https://www.ma.utexas.edu/users/jneeman/index.html" xlink:type="simple">https://www.ma.utexas.edu/users/jneeman/index.html</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4-12-05" calcext:value-type="date">
            <text:p>05/12/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4"/>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4"/>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4"/>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4"/>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4"/>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4"/>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4"/>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4"/>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4"/>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4"/>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4"/>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4"/>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4"/>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4"/>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4"/>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4"/>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4"/>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4"/>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4"/>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4"/>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4"/>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table:formula="of:=FALSE()" office:value-type="float" office:value="0" calcext:value-type="float">
            <text:p>0</text:p>
          </table:table-cell>
          <table:table-cell table:style-name="ce8"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4"/>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4"/>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4"/>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4"/>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4"/>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4"/>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4"/>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4"/>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4"/>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4"/>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4"/>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4"/>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4"/>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4"/>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table:formula="of:=FALSE()" office:value-type="float" office:value="0" calcext:value-type="float">
            <text:p>0</text:p>
          </table:table-cell>
          <table:table-cell table:style-name="ce8"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4"/>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4"/>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4"/>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4"/>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4"/>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4"/>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The 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4"/>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4"/>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4"/>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4"/>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4"/>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4"/>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4"/>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4"/>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4"/>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4"/>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4"/>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4"/>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4"/>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4"/>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4"/>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4"/>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4"/>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4"/>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4"/>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4"/>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4"/>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4"/>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4"/>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4"/>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4"/>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4"/>
        </table:table-row>
        <table:table-row table:style-name="ro1">
          <table:table-cell table:style-name="ce4" office:value-type="string" calcext:value-type="string">
            <text:p>Polluted bootstrap percolation</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4"/>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4"/>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4"/>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4"/>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4"/>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4"/>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4"/>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table:formula="of:=FALSE()" office:value-type="float" office:value="0" calcext:value-type="float">
            <text:p>0</text:p>
          </table:table-cell>
          <table:table-cell table:style-name="ce8"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4"/>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4"/>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4"/>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4"/>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table:formula="of:=FALSE()" office:value-type="float" office:value="0" calcext:value-type="float">
            <text:p>0</text:p>
          </table:table-cell>
          <table:table-cell table:style-name="ce8"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4"/>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4"/>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4"/>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4"/>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4"/>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4"/>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4"/>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4"/>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4"/>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4"/>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4"/>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4"/>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4"/>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4"/>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4"/>
        </table:table-row>
        <table:table-row table:style-name="ro1">
          <table:table-cell table:style-name="ce4" office:value-type="string" calcext:value-type="string">
            <text:p>GOE Statistics for Lé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4"/>
        </table:table-row>
        <table:table-row table:style-name="ro1">
          <table:table-cell table:style-name="ce4" office:value-type="string" calcext:value-type="string">
            <text:p>Generalized Itô-Nisio Theorem with applications to Lévy processes and Lé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ô-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ô-Nisio Theorem that covers also strong modes of convergence.&lt;br&gt;&lt;br&gt;For applications to Lévy processes, we find the optimal subspace of functions of finite $\phi$-variation where all Lévy processes without Gaussian component live and admit strongly converging series expansions. This yields an extension of the celebrated S.J. Taylor's theorem to Lévy processes. <text:s/>We apply these results to Lévy driven SDEs and infinitely divisible random fields.&lt;br&gt;&lt;br&gt;This talk is based on a joint work with A. Basse-O'Connor and J. Hoffmann-Jorgensen.</text:p>
          </table:table-cell>
          <table:table-cell table:number-columns-repeated="1014"/>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4"/>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4"/>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4"/>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4"/>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4"/>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4"/>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le Lé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mathbb{D} = \mathbb{D}([0, 1])$ of cadlag functions on $[0, 1]$ (i.e. right-continuous functions with left limits).&lt;br&gt;&lt;br&gt;In this talk, we examine the macroscopic limit (as time gets large) of the partial sum sequences associated to i.i.d. regularly varying elements with values in $\mathbb{D}$. This limit is an interesting object in itself, which we call a "$\mathbb{D}$-valued stable Lévy motion". Our methods were inspired by the construction of the classical stable Lévy motion (in dimension $d$), and of its approximation by partial sums of i.i.d. regularly varying vectors, as presented in the monograph Resnick (2007). We extend these two results to the infinite-dimensional setting, using the concept of regular variation for random elements in $\mathbb{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4"/>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4"/>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4"/>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4"/>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4"/>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4"/>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4"/>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4"/>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4"/>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4"/>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4"/>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4"/>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4"/>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4"/>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amp;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4"/>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4"/>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4"/>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4"/>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4"/>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4"/>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4"/>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4"/>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4"/>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4"/>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4"/>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4"/>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4"/>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4"/>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4"/>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4"/>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4"/>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4"/>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4"/>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4"/>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4"/>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ô'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4"/>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4"/>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4"/>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4"/>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4"/>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4"/>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4"/>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4"/>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4"/>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4"/>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4"/>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4"/>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4"/>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4"/>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4"/>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4"/>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4"/>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4"/>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4"/>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4"/>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4"/>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4"/>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4"/>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4"/>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4"/>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4"/>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4"/>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4"/>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4"/>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4"/>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4"/>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4"/>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4"/>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4"/>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4"/>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4"/>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4"/>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4"/>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4"/>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4"/>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4"/>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4"/>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4"/>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4"/>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4"/>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4"/>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4"/>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4"/>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4"/>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11" calcext:value-type="date">
            <text:p>11/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4"/>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4"/>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4"/>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4"/>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4"/>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4"/>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4"/>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4"/>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4"/>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4"/>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4"/>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4"/>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4"/>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4"/>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4"/>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14" table:content-validation-name="val4" office:value-type="date" office:date-value="2024-11-11" calcext:value-type="date">
            <text:p>11/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4"/>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4"/>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4"/>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4"/>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4"/>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4"/>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4"/>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4"/>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4"/>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4"/>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4"/>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4"/>
        </table:table-row>
        <table:table-row table:style-name="ro2" table:number-rows-repeated="1047649">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J20"/>
        <table:database-range table:name="Seminars_Archive" table:target-range-address="Archive.A1:Archive.J92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0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507" meta:object-count="0"/>
    <meta:generator>LibreOfficeDev/6.0.5.2$Linux_X86_64 LibreOffice_project/</meta:generator>
  </office:meta>
</office:document-meta>
</file>